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MainTitles" style:family="table">
      <style:table-properties style:width="4.2333in" table:align="margins" fo:keep-with-next="always"/>
    </style:style>
    <style:style style:name="MainTitles.A" style:family="table-column">
      <style:table-column-properties style:column-width="1.4382in" style:rel-column-width="22264*"/>
    </style:style>
    <style:style style:name="MainTitles.B" style:family="table-column">
      <style:table-column-properties style:column-width="2.7951in" style:rel-column-width="43271*"/>
    </style:style>
    <style:style style:name="MainTitles.A1" style:family="table-cell">
      <style:table-cell-properties fo:padding="0.0382in" fo:border="0.0069in solid #000000"/>
    </style:style>
    <style:style style:name="MainTitles.A2" style:family="table-cell">
      <style:table-cell-properties fo:padding="0.0382in" fo:border-left="0.0069in solid #000000" fo:border-right="none" fo:border-top="none" fo:border-bottom="0.0069in solid #000000"/>
    </style:style>
    <style:style style:name="MainTitles.B2" style:family="table-cell">
      <style:table-cell-properties fo:padding="0.0382in" fo:border-left="0.0069in solid #000000" fo:border-right="0.0069in solid #000000" fo:border-top="none" fo:border-bottom="0.0069in solid #000000"/>
    </style:style>
    <style:style style:name="DocHistory" style:family="table">
      <style:table-properties style:width="5.2674in" fo:margin-left="1in" fo:margin-right="1in" table:align="margins" fo:keep-with-next="always"/>
    </style:style>
    <style:style style:name="DocHistory.A" style:family="table-column">
      <style:table-column-properties style:column-width="0.884in" style:rel-column-width="10997*"/>
    </style:style>
    <style:style style:name="DocHistory.B" style:family="table-column">
      <style:table-column-properties style:column-width="0.9736in" style:rel-column-width="12113*"/>
    </style:style>
    <style:style style:name="DocHistory.C" style:family="table-column">
      <style:table-column-properties style:column-width="3.4097in" style:rel-column-width="42425*"/>
    </style:style>
    <style:style style:name="DocHistory.A1" style:family="table-cell">
      <style:table-cell-properties fo:padding="0.0201in" fo:border="none"/>
    </style:style>
    <style:style style:name="DocHistory.B1" style:family="table-cell" style:data-style-name="N37">
      <style:table-cell-properties fo:padding="0.0201in" fo:border="none"/>
    </style:style>
    <style:style style:name="Packages" style:family="table">
      <style:table-properties style:width="6in" fo:margin-left="1in" table:align="left"/>
    </style:style>
    <style:style style:name="Packages.A" style:family="table-column">
      <style:table-column-properties style:column-width="1.2in"/>
    </style:style>
    <style:style style:name="Packages.B" style:family="table-column">
      <style:table-column-properties style:column-width="4.8in"/>
    </style:style>
    <style:style style:name="Packages.1" style:family="table-row">
      <style:table-row-properties fo:background-color="#ccccff">
        <style:background-image/>
      </style:table-row-properties>
    </style:style>
    <style:style style:name="Packages.A1" style:family="table-cell">
      <style:table-cell-properties style:vertical-align="middle" fo:padding="0.0313in" fo:border="0.0139in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313in" fo:border-left="0.0139in solid #808080" fo:border-right="none" fo:border-top="none" fo:border-bottom="0.0139in solid #808080"/>
    </style:style>
    <style:style style:name="Packages.B2" style:family="table-cell">
      <style:table-cell-properties style:vertical-align="middle" fo:padding="0.0313in" fo:border-left="0.0139in solid #808080" fo:border-right="0.0139in solid #808080" fo:border-top="none" fo:border-bottom="0.0139in solid #808080"/>
    </style:style>
    <style:style style:name="vdmj" style:family="table">
      <style:table-properties style:width="6in" fo:margin-left="1in" fo:break-before="auto" fo:break-after="auto" table:align="left"/>
    </style:style>
    <style:style style:name="vdmj.A" style:family="table-column">
      <style:table-column-properties style:column-width="0.8993in"/>
    </style:style>
    <style:style style:name="vdmj.B" style:family="table-column">
      <style:table-column-properties style:column-width="5.1007in"/>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313in" fo:border="0.0139in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313in" fo:border-left="0.0139in solid #808080" fo:border-right="none" fo:border-top="none" fo:border-bottom="0.0139in solid #808080"/>
    </style:style>
    <style:style style:name="vdmj.B2" style:family="table-cell">
      <style:table-cell-properties style:vertical-align="middle" fo:padding="0.0313in" fo:border-left="0.0139in solid #808080" fo:border-right="0.0139in solid #808080" fo:border-top="none" fo:border-bottom="0.0139in solid #808080"/>
    </style:style>
    <style:style style:name="vdmj_5f_lex" style:display-name="vdmj_lex" style:family="table">
      <style:table-properties style:width="6in" fo:margin-left="1in" table:align="left"/>
    </style:style>
    <style:style style:name="vdmj_5f_lex.A" style:display-name="vdmj_lex.A" style:family="table-column">
      <style:table-column-properties style:column-width="1.4583in"/>
    </style:style>
    <style:style style:name="vdmj_5f_lex.B" style:display-name="vdmj_lex.B" style:family="table-column">
      <style:table-column-properties style:column-width="4.5417in"/>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313in" fo:border="0.0139in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313in" fo:border-left="0.0139in solid #808080" fo:border-right="none" fo:border-top="none" fo:border-bottom="0.0139in solid #808080"/>
    </style:style>
    <style:style style:name="vdmj_5f_lex.B2" style:display-name="vdmj_lex.B2" style:family="table-cell">
      <style:table-cell-properties fo:padding="0.0313in" fo:border-left="0.0139in solid #808080" fo:border-right="0.0139in solid #808080" fo:border-top="none" fo:border-bottom="0.0139in solid #808080"/>
    </style:style>
    <style:style style:name="vdmj_5f_lex_5f_enum" style:display-name="vdmj_lex_enum" style:family="table">
      <style:table-properties style:width="6in" fo:margin-left="1in" table:align="left"/>
    </style:style>
    <style:style style:name="vdmj_5f_lex_5f_enum.A" style:display-name="vdmj_lex_enum.A" style:family="table-column">
      <style:table-column-properties style:column-width="1.4479in"/>
    </style:style>
    <style:style style:name="vdmj_5f_lex_5f_enum.B" style:display-name="vdmj_lex_enum.B" style:family="table-column">
      <style:table-column-properties style:column-width="4.5521in"/>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313in" fo:border="0.0139in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313in" fo:border-left="0.0139in solid #808080" fo:border-right="none" fo:border-top="none" fo:border-bottom="0.0139in solid #808080"/>
    </style:style>
    <style:style style:name="vdmj_5f_lex_5f_enum.B2" style:display-name="vdmj_lex_enum.B2" style:family="table-cell">
      <style:table-cell-properties style:vertical-align="middle" fo:padding="0.0313in" fo:border-left="0.0139in solid #808080" fo:border-right="0.0139in solid #808080" fo:border-top="none" fo:border-bottom="0.0139in solid #808080"/>
    </style:style>
    <style:style style:name="vdmj_5f_lex_5f_exception" style:display-name="vdmj_lex_exception" style:family="table">
      <style:table-properties style:width="6in" fo:margin-left="1in" table:align="left"/>
    </style:style>
    <style:style style:name="vdmj_5f_lex_5f_exception.A" style:display-name="vdmj_lex_exception.A" style:family="table-column">
      <style:table-column-properties style:column-width="1.4583in"/>
    </style:style>
    <style:style style:name="vdmj_5f_lex_5f_exception.B" style:display-name="vdmj_lex_exception.B" style:family="table-column">
      <style:table-column-properties style:column-width="4.5417in"/>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313in" fo:border="0.0139in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313in" fo:border-left="0.0139in solid #808080" fo:border-right="none" fo:border-top="none" fo:border-bottom="0.0139in solid #808080"/>
    </style:style>
    <style:style style:name="vdmj_5f_lex_5f_exception.B2" style:display-name="vdmj_lex_exception.B2" style:family="table-cell">
      <style:table-cell-properties style:vertical-align="middle" fo:padding="0.0313in" fo:border-left="0.0139in solid #808080" fo:border-right="0.0139in solid #808080" fo:border-top="none" fo:border-bottom="0.0139in solid #808080"/>
    </style:style>
    <style:style style:name="vdmj_5f_syntax" style:display-name="vdmj_syntax" style:family="table">
      <style:table-properties style:width="6in" fo:margin-left="1in" table:align="left" style:may-break-between-rows="false"/>
    </style:style>
    <style:style style:name="vdmj_5f_syntax.A" style:display-name="vdmj_syntax.A" style:family="table-column">
      <style:table-column-properties style:column-width="1.4444in"/>
    </style:style>
    <style:style style:name="vdmj_5f_syntax.B" style:display-name="vdmj_syntax.B" style:family="table-column">
      <style:table-column-properties style:column-width="4.5556in"/>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313in" fo:border="0.0139in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313in" fo:border-left="0.0139in solid #808080" fo:border-right="none" fo:border-top="none" fo:border-bottom="0.0139in solid #808080"/>
    </style:style>
    <style:style style:name="vdmj_5f_syntax.B2" style:display-name="vdmj_syntax.B2" style:family="table-cell">
      <style:table-cell-properties style:vertical-align="middle" fo:padding="0.0313in" fo:border-left="0.0139in solid #808080" fo:border-right="0.0139in solid #808080" fo:border-top="none" fo:border-bottom="0.0139in solid #808080"/>
    </style:style>
    <style:style style:name="vdmj_5f_syntax_5f_exceptions" style:display-name="vdmj_syntax_exceptions" style:family="table">
      <style:table-properties style:width="6in" fo:margin-left="1in" table:align="left"/>
    </style:style>
    <style:style style:name="vdmj_5f_syntax_5f_exceptions.A" style:display-name="vdmj_syntax_exceptions.A" style:family="table-column">
      <style:table-column-properties style:column-width="1.425in"/>
    </style:style>
    <style:style style:name="vdmj_5f_syntax_5f_exceptions.B" style:display-name="vdmj_syntax_exceptions.B" style:family="table-column">
      <style:table-column-properties style:column-width="4.575in"/>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313in" fo:border="0.0139in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313in" fo:border-left="0.0139in solid #808080" fo:border-right="none" fo:border-top="none" fo:border-bottom="0.0139in solid #808080"/>
    </style:style>
    <style:style style:name="vdmj_5f_syntax_5f_exceptions.B2" style:display-name="vdmj_syntax_exceptions.B2" style:family="table-cell">
      <style:table-cell-properties style:vertical-align="middle" fo:padding="0.0313in" fo:border-left="0.0139in solid #808080" fo:border-right="0.0139in solid #808080" fo:border-top="none" fo:border-bottom="0.0139in solid #808080"/>
    </style:style>
    <style:style style:name="vdmj_5f_ast" style:display-name="vdmj_ast" style:family="table">
      <style:table-properties style:width="6in" fo:margin-left="1in" table:align="left"/>
    </style:style>
    <style:style style:name="vdmj_5f_ast.A" style:display-name="vdmj_ast.A" style:family="table-column">
      <style:table-column-properties style:column-width="1.4479in"/>
    </style:style>
    <style:style style:name="vdmj_5f_ast.B" style:display-name="vdmj_ast.B" style:family="table-column">
      <style:table-column-properties style:column-width="4.5521in"/>
    </style:style>
    <style:style style:name="vdmj_5f_ast.1" style:display-name="vdmj_ast.1" style:family="table-row">
      <style:table-row-properties fo:background-color="#ccccff">
        <style:background-image/>
      </style:table-row-properties>
    </style:style>
    <style:style style:name="vdmj_5f_ast.A1" style:display-name="vdmj_ast.A1" style:family="table-cell">
      <style:table-cell-properties style:vertical-align="middle" fo:padding="0.0313in" fo:border="0.0139in solid #808080"/>
    </style:style>
    <style:style style:name="vdmj_5f_ast.2" style:display-name="vdmj_ast.2" style:family="table-row">
      <style:table-row-properties fo:background-color="#ffffff">
        <style:background-image/>
      </style:table-row-properties>
    </style:style>
    <style:style style:name="vdmj_5f_ast.A2" style:display-name="vdmj_ast.A2" style:family="table-cell">
      <style:table-cell-properties style:vertical-align="middle" fo:padding="0.0313in" fo:border-left="0.0139in solid #808080" fo:border-right="none" fo:border-top="none" fo:border-bottom="0.0139in solid #808080"/>
    </style:style>
    <style:style style:name="vdmj_5f_ast.B2" style:display-name="vdmj_ast.B2" style:family="table-cell">
      <style:table-cell-properties style:vertical-align="middle" fo:padding="0.0313in" fo:border-left="0.0139in solid #808080" fo:border-right="0.0139in solid #808080" fo:border-top="none" fo:border-bottom="0.0139in solid #808080"/>
    </style:style>
    <style:style style:name="vdmj_5f_types" style:display-name="vdmj_types" style:family="table">
      <style:table-properties style:width="6in" fo:margin-left="1in" table:align="left"/>
    </style:style>
    <style:style style:name="vdmj_5f_types.A" style:display-name="vdmj_types.A" style:family="table-column">
      <style:table-column-properties style:column-width="1.4639in"/>
    </style:style>
    <style:style style:name="vdmj_5f_types.B" style:display-name="vdmj_types.B" style:family="table-column">
      <style:table-column-properties style:column-width="4.5361in"/>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313in" fo:border="0.0139in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313in" fo:border-left="0.0139in solid #808080" fo:border-right="none" fo:border-top="none" fo:border-bottom="0.0139in solid #808080"/>
    </style:style>
    <style:style style:name="vdmj_5f_types.B2" style:display-name="vdmj_types.B2" style:family="table-cell">
      <style:table-cell-properties fo:padding="0.0313in" fo:border-left="0.0139in solid #808080" fo:border-right="0.0139in solid #808080" fo:border-top="none" fo:border-bottom="0.0139in solid #808080"/>
    </style:style>
    <style:style style:name="vdmj_5f_expressions" style:display-name="vdmj_expressions" style:family="table">
      <style:table-properties style:width="6in" fo:margin-left="1in" table:align="left"/>
    </style:style>
    <style:style style:name="vdmj_5f_expressions.A" style:display-name="vdmj_expressions.A" style:family="table-column">
      <style:table-column-properties style:column-width="1.7813in"/>
    </style:style>
    <style:style style:name="vdmj_5f_expressions.B" style:display-name="vdmj_expressions.B" style:family="table-column">
      <style:table-column-properties style:column-width="4.2188in"/>
    </style:style>
    <style:style style:name="vdmj_5f_expressions.1" style:display-name="vdmj_expressions.1" style:family="table-row">
      <style:table-row-properties fo:background-color="#ccccff" style:keep-together="false" fo:keep-together="always">
        <style:background-image/>
      </style:table-row-properties>
    </style:style>
    <style:style style:name="vdmj_5f_expressions.A1" style:display-name="vdmj_expressions.A1" style:family="table-cell">
      <style:table-cell-properties fo:padding="0.0313in" fo:border="0.0139in solid #808080"/>
    </style:style>
    <style:style style:name="vdmj_5f_expressions.2" style:display-name="vdmj_expressions.2" style:family="table-row">
      <style:table-row-properties fo:background-color="#ffffff" style:keep-together="false" fo:keep-together="always">
        <style:background-image/>
      </style:table-row-properties>
    </style:style>
    <style:style style:name="vdmj_5f_expressions.A2" style:display-name="vdmj_expressions.A2" style:family="table-cell">
      <style:table-cell-properties fo:padding="0.0313in" fo:border-left="0.0139in solid #808080" fo:border-right="none" fo:border-top="0.0139in solid #808080" fo:border-bottom="0.0139in solid #808080"/>
    </style:style>
    <style:style style:name="vdmj_5f_expressions.A3" style:display-name="vdmj_expressions.A3" style:family="table-cell">
      <style:table-cell-properties fo:padding="0.0313in" fo:border-left="0.0139in solid #808080" fo:border-right="none" fo:border-top="none" fo:border-bottom="0.0139in solid #808080"/>
    </style:style>
    <style:style style:name="vdmj_5f_expressions.B3" style:display-name="vdmj_expressions.B3" style:family="table-cell">
      <style:table-cell-properties fo:padding="0.0313in" fo:border-left="0.0139in solid #808080" fo:border-right="0.0139in solid #808080" fo:border-top="none" fo:border-bottom="0.0139in solid #808080"/>
    </style:style>
    <style:style style:name="vdmj_5f_statements" style:display-name="vdmj_statements" style:family="table">
      <style:table-properties style:width="6in" fo:margin-left="1in" table:align="left"/>
    </style:style>
    <style:style style:name="vdmj_5f_statements.A" style:display-name="vdmj_statements.A" style:family="table-column">
      <style:table-column-properties style:column-width="2.2208in"/>
    </style:style>
    <style:style style:name="vdmj_5f_statements.B" style:display-name="vdmj_statements.B" style:family="table-column">
      <style:table-column-properties style:column-width="3.7792in"/>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313in" fo:border="0.0139in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313in" fo:border-left="0.0139in solid #808080" fo:border-right="none" fo:border-top="none" fo:border-bottom="0.0139in solid #808080"/>
    </style:style>
    <style:style style:name="vdmj_5f_statements.B2" style:display-name="vdmj_statements.B2" style:family="table-cell">
      <style:table-cell-properties fo:padding="0.0313in" fo:border-left="0.0139in solid #808080" fo:border-right="0.0139in solid #808080" fo:border-top="none" fo:border-bottom="0.0139in solid #808080"/>
    </style:style>
    <style:style style:name="vdmj_5f_patterns" style:display-name="vdmj_patterns" style:family="table">
      <style:table-properties style:width="6in" fo:margin-left="1in" table:align="left"/>
    </style:style>
    <style:style style:name="vdmj_5f_patterns.A" style:display-name="vdmj_patterns.A" style:family="table-column">
      <style:table-column-properties style:column-width="1.6611in"/>
    </style:style>
    <style:style style:name="vdmj_5f_patterns.B" style:display-name="vdmj_patterns.B" style:family="table-column">
      <style:table-column-properties style:column-width="4.3389in"/>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313in" fo:border="0.0139in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313in" fo:border-left="0.0139in solid #808080" fo:border-right="none" fo:border-top="none" fo:border-bottom="0.0139in solid #808080"/>
    </style:style>
    <style:style style:name="vdmj_5f_patterns.B2" style:display-name="vdmj_patterns.B2" style:family="table-cell">
      <style:table-cell-properties fo:padding="0.0313in" fo:border-left="0.0139in solid #808080" fo:border-right="0.0139in solid #808080" fo:border-top="none" fo:border-bottom="0.0139in solid #808080"/>
    </style:style>
    <style:style style:name="vdmj_5f_traces" style:display-name="vdmj_traces" style:family="table">
      <style:table-properties style:width="6in" fo:margin-left="1in" table:align="left"/>
    </style:style>
    <style:style style:name="vdmj_5f_traces.A" style:display-name="vdmj_traces.A" style:family="table-column">
      <style:table-column-properties style:column-width="1.8257in"/>
    </style:style>
    <style:style style:name="vdmj_5f_traces.B" style:display-name="vdmj_traces.B" style:family="table-column">
      <style:table-column-properties style:column-width="4.1743in"/>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313in" fo:border="0.0139in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313in" fo:border-left="0.0139in solid #808080" fo:border-right="none" fo:border-top="none" fo:border-bottom="0.0139in solid #808080"/>
    </style:style>
    <style:style style:name="vdmj_5f_traces.B2" style:display-name="vdmj_traces.B2" style:family="table-cell">
      <style:table-cell-properties style:vertical-align="middle" fo:padding="0.0313in" fo:border-left="0.0139in solid #808080" fo:border-right="0.0139in solid #808080" fo:border-top="none" fo:border-bottom="0.0139in solid #808080"/>
    </style:style>
    <style:style style:name="vdm_5f_traces_5f_enum" style:display-name="vdm_traces_enum" style:family="table">
      <style:table-properties style:width="6in" fo:margin-left="1in" table:align="left"/>
    </style:style>
    <style:style style:name="vdm_5f_traces_5f_enum.A" style:display-name="vdm_traces_enum.A" style:family="table-column">
      <style:table-column-properties style:column-width="1.8257in"/>
    </style:style>
    <style:style style:name="vdm_5f_traces_5f_enum.B" style:display-name="vdm_traces_enum.B" style:family="table-column">
      <style:table-column-properties style:column-width="4.1743in"/>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313in" fo:border="0.0139in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313in" fo:border-left="0.0139in solid #808080" fo:border-right="none" fo:border-top="none" fo:border-bottom="0.0139in solid #808080"/>
    </style:style>
    <style:style style:name="vdm_5f_traces_5f_enum.B2" style:display-name="vdm_traces_enum.B2" style:family="table-cell">
      <style:table-cell-properties style:vertical-align="middle" fo:background-color="transparent" fo:padding="0.0313in" fo:border-left="0.0139in solid #808080" fo:border-right="0.0139in solid #808080" fo:border-top="none" fo:border-bottom="0.0139in solid #808080">
        <style:background-image/>
      </style:table-cell-properties>
    </style:style>
    <style:style style:name="vdmj_5f_definitions" style:display-name="vdmj_definitions" style:family="table">
      <style:table-properties style:width="6in" fo:margin-left="1in" table:align="left"/>
    </style:style>
    <style:style style:name="vdmj_5f_definitions.A" style:display-name="vdmj_definitions.A" style:family="table-column">
      <style:table-column-properties style:column-width="1.9264in"/>
    </style:style>
    <style:style style:name="vdmj_5f_definitions.B" style:display-name="vdmj_definitions.B" style:family="table-column">
      <style:table-column-properties style:column-width="4.0736in"/>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313in" fo:border="0.0139in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313in" fo:border-left="0.0139in solid #808080" fo:border-right="none" fo:border-top="none" fo:border-bottom="0.0139in solid #808080"/>
    </style:style>
    <style:style style:name="vdmj_5f_definitions.B2" style:display-name="vdmj_definitions.B2" style:family="table-cell">
      <style:table-cell-properties style:vertical-align="middle" fo:padding="0.0313in" fo:border-left="0.0139in solid #808080" fo:border-right="0.0139in solid #808080" fo:border-top="none" fo:border-bottom="0.0139in solid #808080"/>
    </style:style>
    <style:style style:name="vdmj_5f_modules" style:display-name="vdmj_modules" style:family="table">
      <style:table-properties style:width="6in" fo:margin-left="1in" table:align="left"/>
    </style:style>
    <style:style style:name="vdmj_5f_modules.A" style:display-name="vdmj_modules.A" style:family="table-column">
      <style:table-column-properties style:column-width="1.484in"/>
    </style:style>
    <style:style style:name="vdmj_5f_modules.B" style:display-name="vdmj_modules.B" style:family="table-column">
      <style:table-column-properties style:column-width="4.516in"/>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313in" fo:border="0.0139in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313in" fo:border-left="0.0139in solid #808080" fo:border-right="none" fo:border-top="0.0139in solid #808080" fo:border-bottom="0.0139in solid #808080"/>
    </style:style>
    <style:style style:name="vdmj_5f_modules.A3" style:display-name="vdmj_modules.A3" style:family="table-cell">
      <style:table-cell-properties fo:padding="0.0313in" fo:border-left="0.0139in solid #808080" fo:border-right="none" fo:border-top="none" fo:border-bottom="0.0139in solid #808080"/>
    </style:style>
    <style:style style:name="vdmj_5f_modules.B3" style:display-name="vdmj_modules.B3" style:family="table-cell">
      <style:table-cell-properties fo:padding="0.0313in" fo:border-left="0.0139in solid #808080" fo:border-right="0.0139in solid #808080" fo:border-top="none" fo:border-bottom="0.0139in solid #808080"/>
    </style:style>
    <style:style style:name="vdmj_5f_typechecker" style:display-name="vdmj_typechecker" style:family="table">
      <style:table-properties style:width="6in" fo:margin-left="1in" table:align="left"/>
    </style:style>
    <style:style style:name="vdmj_5f_typechecker.A" style:display-name="vdmj_typechecker.A" style:family="table-column">
      <style:table-column-properties style:column-width="1.7097in"/>
    </style:style>
    <style:style style:name="vdmj_5f_typechecker.B" style:display-name="vdmj_typechecker.B" style:family="table-column">
      <style:table-column-properties style:column-width="4.2903in"/>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313in" fo:border="0.0139in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313in" fo:border-left="0.0139in solid #808080" fo:border-right="none" fo:border-top="none" fo:border-bottom="0.0139in solid #808080"/>
    </style:style>
    <style:style style:name="vdmj_5f_typechecker.B2" style:display-name="vdmj_typechecker.B2" style:family="table-cell">
      <style:table-cell-properties fo:padding="0.0313in" fo:border-left="0.0139in solid #808080" fo:border-right="0.0139in solid #808080" fo:border-top="none" fo:border-bottom="0.0139in solid #808080"/>
    </style:style>
    <style:style style:name="vdmj_5f_typechecker_5f_exceptions" style:display-name="vdmj_typechecker_exceptions" style:family="table">
      <style:table-properties style:width="6in" fo:margin-left="1in" table:align="left"/>
    </style:style>
    <style:style style:name="vdmj_5f_typechecker_5f_exceptions.A" style:display-name="vdmj_typechecker_exceptions.A" style:family="table-column">
      <style:table-column-properties style:column-width="1.6903in"/>
    </style:style>
    <style:style style:name="vdmj_5f_typechecker_5f_exceptions.B" style:display-name="vdmj_typechecker_exceptions.B" style:family="table-column">
      <style:table-column-properties style:column-width="4.3097in"/>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313in" fo:border="0.0139in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313in" fo:border-left="0.0139in solid #808080" fo:border-right="none" fo:border-top="none" fo:border-bottom="0.0139in solid #808080"/>
    </style:style>
    <style:style style:name="vdmj_5f_typechecker_5f_exceptions.B2" style:display-name="vdmj_typechecker_exceptions.B2" style:family="table-cell">
      <style:table-cell-properties fo:padding="0.0313in" fo:border-left="0.0139in solid #808080" fo:border-right="0.0139in solid #808080" fo:border-top="none" fo:border-bottom="0.0139in solid #808080"/>
    </style:style>
    <style:style style:name="vdmj_5f_pog" style:display-name="vdmj_pog" style:family="table">
      <style:table-properties style:width="6in" fo:margin-left="1in" table:align="left"/>
    </style:style>
    <style:style style:name="vdmj_5f_pog.A" style:display-name="vdmj_pog.A" style:family="table-column">
      <style:table-column-properties style:column-width="1.5104in"/>
    </style:style>
    <style:style style:name="vdmj_5f_pog.B" style:display-name="vdmj_pog.B" style:family="table-column">
      <style:table-column-properties style:column-width="4.4896in"/>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313in" fo:border="0.0139in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313in" fo:border-left="0.0139in solid #808080" fo:border-right="none" fo:border-top="none" fo:border-bottom="0.0139in solid #808080"/>
    </style:style>
    <style:style style:name="vdmj_5f_pog.B2" style:display-name="vdmj_pog.B2" style:family="table-cell">
      <style:table-cell-properties style:vertical-align="middle" fo:padding="0.0313in" fo:border-left="0.0139in solid #808080" fo:border-right="0.0139in solid #808080" fo:border-top="none" fo:border-bottom="0.0139in solid #808080"/>
    </style:style>
    <style:style style:name="vdmj_5f_pog_5f_enum" style:display-name="vdmj_pog_enum" style:family="table">
      <style:table-properties style:width="6in" fo:margin-left="1in" table:align="left"/>
    </style:style>
    <style:style style:name="vdmj_5f_pog_5f_enum.A" style:display-name="vdmj_pog_enum.A" style:family="table-column">
      <style:table-column-properties style:column-width="1.5in"/>
    </style:style>
    <style:style style:name="vdmj_5f_pog_5f_enum.B" style:display-name="vdmj_pog_enum.B" style:family="table-column">
      <style:table-column-properties style:column-width="4.5in"/>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313in" fo:border="0.0139in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313in" fo:border-left="0.0139in solid #808080" fo:border-right="none" fo:border-top="none" fo:border-bottom="0.0139in solid #808080"/>
    </style:style>
    <style:style style:name="vdmj_5f_pog_5f_enum.B2" style:display-name="vdmj_pog_enum.B2" style:family="table-cell">
      <style:table-cell-properties style:vertical-align="middle" fo:padding="0.0313in" fo:border-left="0.0139in solid #808080" fo:border-right="0.0139in solid #808080" fo:border-top="none" fo:border-bottom="0.0139in solid #808080"/>
    </style:style>
    <style:style style:name="vdmj_5f_runtime" style:display-name="vdmj_runtime" style:family="table">
      <style:table-properties style:width="6in" fo:margin-left="1in" table:align="left"/>
    </style:style>
    <style:style style:name="vdmj_5f_runtime.A" style:display-name="vdmj_runtime.A" style:family="table-column">
      <style:table-column-properties style:column-width="1.6215in"/>
    </style:style>
    <style:style style:name="vdmj_5f_runtime.B" style:display-name="vdmj_runtime.B" style:family="table-column">
      <style:table-column-properties style:column-width="4.3785in"/>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313in" fo:border="0.0139in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313in" fo:border-left="0.0139in solid #808080" fo:border-right="none" fo:border-top="none" fo:border-bottom="0.0139in solid #808080"/>
    </style:style>
    <style:style style:name="vdmj_5f_runtime.B2" style:display-name="vdmj_runtime.B2" style:family="table-cell">
      <style:table-cell-properties fo:padding="0.0313in" fo:border-left="0.0139in solid #808080" fo:border-right="0.0139in solid #808080" fo:border-top="none" fo:border-bottom="0.0139in solid #808080"/>
    </style:style>
    <style:style style:name="vdmj_5f_runtime_5f_exceptions" style:display-name="vdmj_runtime_exceptions" style:family="table">
      <style:table-properties style:width="6in" fo:margin-left="1in" table:align="left"/>
    </style:style>
    <style:style style:name="vdmj_5f_runtime_5f_exceptions.A" style:display-name="vdmj_runtime_exceptions.A" style:family="table-column">
      <style:table-column-properties style:column-width="1.6313in"/>
    </style:style>
    <style:style style:name="vdmj_5f_runtime_5f_exceptions.B" style:display-name="vdmj_runtime_exceptions.B" style:family="table-column">
      <style:table-column-properties style:column-width="4.3688in"/>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313in" fo:border="0.0139in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313in" fo:border-left="0.0139in solid #808080" fo:border-right="none" fo:border-top="none" fo:border-bottom="0.0139in solid #808080"/>
    </style:style>
    <style:style style:name="vdmj_5f_runtime_5f_exceptions.B2" style:display-name="vdmj_runtime_exceptions.B2" style:family="table-cell">
      <style:table-cell-properties style:vertical-align="middle" fo:padding="0.0313in" fo:border-left="0.0139in solid #808080" fo:border-right="0.0139in solid #808080" fo:border-top="none" fo:border-bottom="0.0139in solid #808080"/>
    </style:style>
    <style:style style:name="vdmj_5f_runtime_5f_interfaces" style:display-name="vdmj_runtime_interfaces" style:family="table">
      <style:table-properties style:width="6in" fo:margin-left="1in" table:align="left"/>
    </style:style>
    <style:style style:name="vdmj_5f_runtime_5f_interfaces.A" style:display-name="vdmj_runtime_interfaces.A" style:family="table-column">
      <style:table-column-properties style:column-width="1.5229in"/>
    </style:style>
    <style:style style:name="vdmj_5f_runtime_5f_interfaces.B" style:display-name="vdmj_runtime_interfaces.B" style:family="table-column">
      <style:table-column-properties style:column-width="4.4771in"/>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313in" fo:border="0.0139in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313in" fo:border-left="0.0139in solid #808080" fo:border-right="none" fo:border-top="none" fo:border-bottom="0.0139in solid #808080"/>
    </style:style>
    <style:style style:name="vdmj_5f_runtime_5f_interfaces.B2" style:display-name="vdmj_runtime_interfaces.B2" style:family="table-cell">
      <style:table-cell-properties style:vertical-align="middle" fo:padding="0.0313in" fo:border-left="0.0139in solid #808080" fo:border-right="0.0139in solid #808080" fo:border-top="none" fo:border-bottom="0.0139in solid #808080"/>
    </style:style>
    <style:style style:name="vdmj_5f_values" style:display-name="vdmj_values" style:family="table">
      <style:table-properties style:width="6in" fo:margin-left="1in" table:align="left"/>
    </style:style>
    <style:style style:name="vdmj_5f_values.A" style:display-name="vdmj_values.A" style:family="table-column">
      <style:table-column-properties style:column-width="1.5431in"/>
    </style:style>
    <style:style style:name="vdmj_5f_values.B" style:display-name="vdmj_values.B" style:family="table-column">
      <style:table-column-properties style:column-width="4.4569in"/>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313in" fo:border="0.0139in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313in" fo:border-left="0.0139in solid #808080" fo:border-right="none" fo:border-top="none" fo:border-bottom="0.0139in solid #808080"/>
    </style:style>
    <style:style style:name="vdmj_5f_values.B2" style:display-name="vdmj_values.B2" style:family="table-cell">
      <style:table-cell-properties style:vertical-align="middle" fo:padding="0.0313in" fo:border-left="0.0139in solid #808080" fo:border-right="0.0139in solid #808080" fo:border-top="none" fo:border-bottom="0.0139in solid #808080"/>
    </style:style>
    <style:style style:name="vdmj_5f_commands" style:display-name="vdmj_commands" style:family="table">
      <style:table-properties style:width="6in" fo:margin-left="1in" table:align="left"/>
    </style:style>
    <style:style style:name="vdmj_5f_commands.A" style:display-name="vdmj_commands.A" style:family="table-column">
      <style:table-column-properties style:column-width="1.7299in"/>
    </style:style>
    <style:style style:name="vdmj_5f_commands.B" style:display-name="vdmj_commands.B" style:family="table-column">
      <style:table-column-properties style:column-width="4.2701in"/>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313in" fo:border="0.0139in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313in" fo:border-left="0.0139in solid #808080" fo:border-right="none" fo:border-top="none" fo:border-bottom="0.0139in solid #808080"/>
    </style:style>
    <style:style style:name="vdmj_5f_commands.B2" style:display-name="vdmj_commands.B2" style:family="table-cell">
      <style:table-cell-properties fo:padding="0.0313in" fo:border-left="0.0139in solid #808080" fo:border-right="0.0139in solid #808080" fo:border-top="none" fo:border-bottom="0.0139in solid #808080"/>
    </style:style>
    <style:style style:name="vdmj_5f_messages" style:display-name="vdmj_messages" style:family="table">
      <style:table-properties style:width="6in" fo:margin-left="1in" table:align="left"/>
    </style:style>
    <style:style style:name="vdmj_5f_messages.A" style:display-name="vdmj_messages.A" style:family="table-column">
      <style:table-column-properties style:column-width="1.5in"/>
    </style:style>
    <style:style style:name="vdmj_5f_messages.B" style:display-name="vdmj_messages.B" style:family="table-column">
      <style:table-column-properties style:column-width="4.5in"/>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313in" fo:border="0.0139in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313in" fo:border-left="0.0139in solid #808080" fo:border-right="none" fo:border-top="none" fo:border-bottom="0.0139in solid #808080"/>
    </style:style>
    <style:style style:name="vdmj_5f_messages.B2" style:display-name="vdmj_messages.B2" style:family="table-cell">
      <style:table-cell-properties style:vertical-align="middle" fo:padding="0.0313in" fo:border-left="0.0139in solid #808080" fo:border-right="0.0139in solid #808080" fo:border-top="none" fo:border-bottom="0.0139in solid #808080"/>
    </style:style>
    <style:style style:name="vdmj_5f_messages_5f_exceptions" style:display-name="vdmj_messages_exceptions" style:family="table">
      <style:table-properties style:width="6in" fo:margin-left="1in" table:align="left"/>
    </style:style>
    <style:style style:name="vdmj_5f_messages_5f_exceptions.A" style:display-name="vdmj_messages_exceptions.A" style:family="table-column">
      <style:table-column-properties style:column-width="1.5104in"/>
    </style:style>
    <style:style style:name="vdmj_5f_messages_5f_exceptions.B" style:display-name="vdmj_messages_exceptions.B" style:family="table-column">
      <style:table-column-properties style:column-width="4.4896in"/>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313in" fo:border="0.0139in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313in" fo:border-left="0.0139in solid #808080" fo:border-right="none" fo:border-top="none" fo:border-bottom="0.0139in solid #808080"/>
    </style:style>
    <style:style style:name="vdmj_5f_messages_5f_exceptions.B2" style:display-name="vdmj_messages_exceptions.B2" style:family="table-cell">
      <style:table-cell-properties style:vertical-align="middle" fo:padding="0.0313in" fo:border-left="0.0139in solid #808080" fo:border-right="0.0139in solid #808080" fo:border-top="none" fo:border-bottom="0.0139in solid #808080"/>
    </style:style>
    <style:style style:name="vdmj_5f_debug" style:display-name="vdmj_debug" style:family="table">
      <style:table-properties style:width="6in" fo:margin-left="1in" table:align="left"/>
    </style:style>
    <style:style style:name="vdmj_5f_debug.A" style:display-name="vdmj_debug.A" style:family="table-column">
      <style:table-column-properties style:column-width="1.4854in"/>
    </style:style>
    <style:style style:name="vdmj_5f_debug.B" style:display-name="vdmj_debug.B" style:family="table-column">
      <style:table-column-properties style:column-width="4.5146in"/>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313in" fo:border="0.0139in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313in" fo:border-left="0.0139in solid #808080" fo:border-right="none" fo:border-top="none" fo:border-bottom="0.0139in solid #808080"/>
    </style:style>
    <style:style style:name="vdmj_5f_debug.B2" style:display-name="vdmj_debug.B2" style:family="table-cell">
      <style:table-cell-properties style:vertical-align="middle" fo:padding="0.0313in" fo:border-left="0.0139in solid #808080" fo:border-right="0.0139in solid #808080" fo:border-top="none" fo:border-bottom="0.0139in solid #808080"/>
    </style:style>
    <style:style style:name="vdmj_5f_debug_5f_enum" style:display-name="vdmj_debug_enum" style:family="table">
      <style:table-properties style:width="6in" fo:margin-left="1in" table:align="left"/>
    </style:style>
    <style:style style:name="vdmj_5f_debug_5f_enum.A" style:display-name="vdmj_debug_enum.A" style:family="table-column">
      <style:table-column-properties style:column-width="1.5056in"/>
    </style:style>
    <style:style style:name="vdmj_5f_debug_5f_enum.B" style:display-name="vdmj_debug_enum.B" style:family="table-column">
      <style:table-column-properties style:column-width="4.4944in"/>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313in" fo:border="0.0139in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313in" fo:border-left="0.0139in solid #808080" fo:border-right="none" fo:border-top="none" fo:border-bottom="0.0139in solid #808080"/>
    </style:style>
    <style:style style:name="vdmj_5f_debug_5f_enum.B2" style:display-name="vdmj_debug_enum.B2" style:family="table-cell">
      <style:table-cell-properties style:vertical-align="middle" fo:padding="0.0313in" fo:border-left="0.0139in solid #808080" fo:border-right="0.0139in solid #808080" fo:border-top="none" fo:border-bottom="0.0139in solid #808080"/>
    </style:style>
    <style:style style:name="vdmj_5f_debug_5f_exceptions" style:display-name="vdmj_debug_exceptions" style:family="table">
      <style:table-properties style:width="6in" fo:margin-left="1in" table:align="left"/>
    </style:style>
    <style:style style:name="vdmj_5f_debug_5f_exceptions.A" style:display-name="vdmj_debug_exceptions.A" style:family="table-column">
      <style:table-column-properties style:column-width="1.5056in"/>
    </style:style>
    <style:style style:name="vdmj_5f_debug_5f_exceptions.B" style:display-name="vdmj_debug_exceptions.B" style:family="table-column">
      <style:table-column-properties style:column-width="4.4944in"/>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313in" fo:border="0.0139in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313in" fo:border-left="0.0139in solid #808080" fo:border-right="none" fo:border-top="none" fo:border-bottom="0.0139in solid #808080"/>
    </style:style>
    <style:style style:name="vdmj_5f_debug_5f_exceptions.B2" style:display-name="vdmj_debug_exceptions.B2" style:family="table-cell">
      <style:table-cell-properties style:vertical-align="middle" fo:padding="0.0313in" fo:border-left="0.0139in solid #808080" fo:border-right="0.0139in solid #808080" fo:border-top="none" fo:border-bottom="0.0139in solid #808080"/>
    </style:style>
    <style:style style:name="vdmj_5f_commands_5f_enum" style:display-name="vdmj_commands_enum" style:family="table">
      <style:table-properties style:width="6in" fo:margin-left="1in" table:align="left"/>
    </style:style>
    <style:style style:name="vdmj_5f_commands_5f_enum.A" style:display-name="vdmj_commands_enum.A" style:family="table-column">
      <style:table-column-properties style:column-width="0.8993in"/>
    </style:style>
    <style:style style:name="vdmj_5f_commands_5f_enum.B" style:display-name="vdmj_commands_enum.B" style:family="table-column">
      <style:table-column-properties style:column-width="5.1007in"/>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313in" fo:border="0.0139in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313in" fo:border-left="0.0139in solid #808080" fo:border-right="none" fo:border-top="none" fo:border-bottom="0.0139in solid #808080"/>
    </style:style>
    <style:style style:name="vdmj_5f_commands_5f_enum.B2" style:display-name="vdmj_commands_enum.B2" style:family="table-cell">
      <style:table-cell-properties fo:padding="0.0313in" fo:border-left="0.0139in solid #808080" fo:border-right="0.0139in solid #808080" fo:border-top="none" fo:border-bottom="0.0139in solid #808080"/>
    </style:style>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P7"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P8" style:family="paragraph" style:parent-style-name="Standard">
      <style:text-properties fo:font-size="6pt" style:font-size-asian="6pt" style:font-size-complex="6pt"/>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1" style:family="paragraph" style:parent-style-name="Table_20_Contents">
      <style:paragraph-properties fo:margin-left="0in" fo:margin-right="0in" fo:text-indent="0in" style:auto-text-indent="false"/>
    </style:style>
    <style:style style:name="P12" style:family="paragraph" style:parent-style-name="Text_20_body">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fo:font-weight="normal" style:font-style-asian="normal" style:font-weight-asian="normal" style:font-style-complex="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Preformatted_20_Text">
      <style:text-properties fo:font-weight="normal" style:font-weight-asian="normal" style:font-weight-complex="normal"/>
    </style:style>
    <style:style style:name="P19" style:family="paragraph" style:parent-style-name="Preformatted_20_Text">
      <style:text-properties fo:color="#000000"/>
    </style:style>
    <style:style style:name="P20" style:family="paragraph" style:parent-style-name="Preformatted_20_Text">
      <style:text-properties fo:font-style="normal" style:font-style-asian="normal" style:font-style-complex="normal"/>
    </style:style>
    <style:style style:name="P21" style:family="paragraph" style:parent-style-name="Preformatted_20_Text">
      <style:text-properties fo:font-style="normal" fo:font-weight="bold" style:font-style-asian="normal" style:font-weight-asian="bold" style:font-style-complex="normal" style:font-weight-complex="bold"/>
    </style:style>
    <style:style style:name="P22" style:family="paragraph" style:parent-style-name="Standard">
      <style:text-properties fo:font-size="6pt" style:font-size-asian="6pt" style:font-size-complex="6pt"/>
    </style:style>
    <style:style style:name="P23" style:family="paragraph" style:parent-style-name="Standard" style:master-page-name="First_20_Page">
      <style:paragraph-properties style:page-number="auto"/>
    </style:style>
    <style:style style:name="P24" style:family="paragraph" style:parent-style-name="Heading_20_1">
      <style:paragraph-properties fo:break-before="page"/>
    </style:style>
    <style:style style:name="P25" style:family="paragraph" style:parent-style-name="Heading_20_2">
      <style:text-properties fo:language="en" fo:country="US"/>
    </style:style>
    <style:style style:name="P26"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27" style:family="paragraph" style:parent-style-name="Heading_20_3">
      <style:text-properties fo:font-style="normal" style:font-style-asian="normal" style:font-style-complex="normal"/>
    </style:style>
    <style:style style:name="P28" style:family="paragraph" style:parent-style-name="List_20_1_20_End">
      <style:text-properties fo:font-style="normal" fo:font-weight="normal" style:font-style-asian="normal" style:font-weight-asian="normal" style:font-style-complex="normal" style:font-weight-complex="normal"/>
    </style:style>
    <style:style style:name="P29" style:family="paragraph" style:parent-style-name="List_20_1_20_Cont.">
      <style:text-properties fo:font-style="normal" style:font-style-asian="normal" style:font-style-complex="normal"/>
    </style:style>
    <style:style style:name="P30" style:family="paragraph" style:parent-style-name="List_20_1_20_Cont.">
      <style:text-properties fo:font-style="normal" fo:font-weight="normal" style:font-style-asian="normal" style:font-weight-asian="normal" style:font-style-complex="normal" style:font-weight-complex="normal"/>
    </style:style>
    <style:style style:name="P31" style:family="paragraph" style:parent-style-name="Table_20_Contents">
      <style:paragraph-properties fo:margin-left="0in" fo:margin-right="0in" fo:text-indent="0in" style:auto-text-indent="false"/>
    </style:style>
    <style:style style:name="P32" style:family="paragraph" style:parent-style-name="Contents_20_1">
      <style:paragraph-properties>
        <style:tab-stops>
          <style:tab-stop style:position="6.2673in" style:type="right" style:leader-style="dotted" style:leader-text="."/>
        </style:tab-stops>
      </style:paragraph-properties>
    </style:style>
    <style:style style:name="P33" style:family="paragraph" style:parent-style-name="Contents_20_2">
      <style:paragraph-properties>
        <style:tab-stops>
          <style:tab-stop style:position="6.0673in" style:type="right" style:leader-style="dotted" style:leader-text="."/>
        </style:tab-stops>
      </style:paragraph-properties>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fo:color="#000000"/>
    </style:style>
    <style:style style:name="T9" style:family="text">
      <style:text-properties fo:color="#000000" fo:font-style="italic" style:font-style-asian="italic" style:font-style-complex="italic"/>
    </style:style>
    <style:style style:name="T10" style:family="text">
      <style:text-properties fo:color="#000000" fo:font-weight="bold" style:font-weight-asian="bold" style:font-weight-complex="bold"/>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000000" style:font-name="Courier New" fo:font-size="10pt" fo:font-style="italic" style:font-name-asian="Courier New" style:font-size-asian="10pt" style:font-style-asian="italic" style:font-name-complex="Courier New" style:font-size-complex="10pt" style:font-style-complex="italic"/>
    </style:style>
    <style:style style:name="T13" style:family="text">
      <style:text-properties fo:color="#7f0055" fo:font-weight="bold" style:font-weight-asian="bold" style:font-weight-complex="bold"/>
    </style:style>
    <style:style style:name="T14" style:family="text">
      <style:text-properties fo:color="#0000c0" fo:font-style="italic" style:font-style-asian="italic" style:font-style-complex="italic"/>
    </style:style>
    <style:style style:name="T15" style:family="text">
      <style:text-properties fo:color="#2a00ff"/>
    </style:style>
    <style:style style:name="T16" style:family="text">
      <style:text-properties fo:color="#0000ff" fo:font-style="italic" style:font-style-asian="italic" style:font-style-complex="italic"/>
    </style:style>
    <style:style style:name="fr1" style:family="graphic" style:parent-style-name="Frame">
      <style:graphic-properties style:wrap="none" style:vertical-pos="from-top" style:vertical-rel="page-content" style:horizontal-pos="center" style:horizontal-rel="page" fo:background-color="transparent" style:background-transparency="100%" style:shadow="none">
        <style:background-image/>
        <style:columns fo:column-count="1" fo:column-gap="0in"/>
      </style:graphic-properties>
    </style:style>
    <style:style style:name="Sect1" style:family="section">
      <style:section-properties fo:background-color="transparent" style:editable="false">
        <style:columns fo:column-count="1" fo:column-gap="0in"/>
        <style:background-imag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3in" svg:width="4.2335in" draw:z-index="0">
        <draw:text-box fo:min-height="0.9118in">
          <table:table table:name="MainTitles" table:style-name="MainTitles">
            <table:table-column table:style-name="MainTitles.A"/>
            <table:table-column table:style-name="MainTitles.B"/>
            <table:table-row>
              <table:table-cell table:style-name="MainTitles.A1" table:number-columns-spanned="2" office:value-type="string">
                <text:p text:style-name="P9">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02/10/09</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text:name="Info 1">0.6</text:user-defined></text:p>
              </table:table-cell>
            </table:table-row>
          </table:table>
          <text:p text:style-name="Table"/>
        </draw:text-box>
      </draw:frame>
      <text:p text:style-name="P23"/>
      <text:list xml:id="list31553674" text:style-name="Outline">
        <text:list-item>
          <text:h text:style-name="P24"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2"><text:s/>0. <text:s/>Document Control<text:tab/>2</text:p>
          <text:p text:style-name="P33"><text:s/>0.1. <text:s/>Table of Contents<text:tab/>2</text:p>
          <text:p text:style-name="P33"><text:s/>0.2. <text:s/>References<text:tab/>2</text:p>
          <text:p text:style-name="P33"><text:s/>0.3. <text:s/>Document History<text:tab/>3</text:p>
          <text:p text:style-name="P32"><text:s/>1. <text:s/>Overview<text:tab/>4</text:p>
          <text:p text:style-name="P33"><text:s/>1.1. <text:s/>Package Overview<text:tab/>4</text:p>
          <text:p text:style-name="P32"><text:s/>2. <text:s/>Package Detail<text:tab/>6</text:p>
          <text:p text:style-name="P33"><text:s/>2.1. <text:s/>vdmj<text:tab/>6</text:p>
          <text:p text:style-name="P33"><text:s/>2.2. <text:s/>vdmj.lex<text:tab/>7</text:p>
          <text:p text:style-name="P33"><text:s/>2.3. <text:s/>vdmj.syntax<text:tab/>10</text:p>
          <text:p text:style-name="P33"><text:s/>2.4. <text:s/>vdmj.ast<text:tab/>12</text:p>
          <text:p text:style-name="P33"><text:s/>2.5. <text:s/>vdmj.types<text:tab/>12</text:p>
          <text:p text:style-name="P33"><text:s/>2.6. <text:s/>vdmj.expressions<text:tab/>14</text:p>
          <text:p text:style-name="P33"><text:s/>2.7. <text:s/>vdmj.statements <text:tab/>16</text:p>
          <text:p text:style-name="P33"><text:s/>2.8. <text:s/>vdmj.patterns<text:tab/>17</text:p>
          <text:p text:style-name="P33"><text:s/>2.9. <text:s/>vdmj.traces<text:tab/>18</text:p>
          <text:p text:style-name="P33"><text:s/>2.10. <text:s/>vdmj.definitions<text:tab/>20</text:p>
          <text:p text:style-name="P33"><text:s/>2.11. <text:s/>vdmj.modules<text:tab/>23</text:p>
          <text:p text:style-name="P33"><text:s/>2.12. <text:s/>vdmj.typechecker<text:tab/>23</text:p>
          <text:p text:style-name="P33"><text:s/>2.13. <text:s/>vdmj.pog<text:tab/>26</text:p>
          <text:p text:style-name="P33"><text:s/>2.14. <text:s/>vdmj.runtime<text:tab/>28</text:p>
          <text:p text:style-name="P33"><text:s/>2.15. <text:s/>vdmj.values<text:tab/>33</text:p>
          <text:p text:style-name="P33"><text:s/>2.16. <text:s/>vdmj.commands<text:tab/>35</text:p>
          <text:p text:style-name="P33"><text:s/>2.17. <text:s/>vdmj.messages<text:tab/>36</text:p>
          <text:p text:style-name="P33"><text:s/>2.18. <text:s/>vdmj.debug<text:tab/>36</text:p>
          <text:p text:style-name="P33"><text:s/>2.19. <text:s/>vdmj.util<text:tab/>39</text:p>
        </text:index-body>
      </text:table-of-content>
      <text:list xml:id="list32191967" text:continue-numbering="true" text:style-name="Outline">
        <text:list-item>
          <text:list>
            <text:list-item>
              <text:h text:style-name="P25" text:outline-level="2">References</text:h>
            </text:list-item>
          </text:list>
        </text:list-item>
      </text:list>
      <text:list xml:id="list31547771"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oft-page-break/><text:span text:style-name="T1">The VDMTools VDM++ Language Manual, </text:span><text:a xlink:type="simple" xlink:href="http://www.vdmtools.jp/uploads/manuals/langmanpp_a4E.pdf">http://www.vdmtools.jp/uploads/manuals/langmanpp_a4E.pdf</text:a></text:p>
        </text:list-item>
        <text:list-item>
          <text:p text:style-name="Reference">DBGP - A common debugger protocol for languages and debugger UI communication, <text:a xlink:type="simple" xlink:href="http://xdebug.org/docs-dbgp.php">http://xdebug.org/docs-dbgp.php</text:a>.</text:p>
        </text:list-item>
        <text:list-item>
          <text:p text:style-name="Reference">Overture - Open-source Tools for Formal Modelling, <text:a xlink:type="simple" xlink:href="http://www.overturetool.org/">http://www.overturetool.org/</text:a>.</text:p>
        </text:list-item>
        <text:list-item>
          <text:p text:style-name="Reference">Modelling and Validating Distributed Embedded Real-Time Control Systems, Marcel Verhoef, PhD Thesis.</text:p>
        </text:list-item>
      </text:list>
      <text:list xml:id="list32198011" text:continue-list="list32191967"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1">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1">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1">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1">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1">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ICE implementation.</text:p>
          </table:table-cell>
        </table:table-row>
        <table:table-row>
          <table:table-cell table:style-name="DocHistory.A1" office:value-type="string">
            <text:p text:style-name="P11">Issue 0.6</text:p>
          </table:table-cell>
          <table:table-cell table:style-name="DocHistory.A1" office:value-type="string">
            <text:p text:style-name="Table_20_Contents"><text:modification-date style:data-style-name="N37">02/10/09</text:modification-date></text:p>
          </table:table-cell>
          <table:table-cell table:style-name="DocHistory.A1" office:value-type="string">
            <text:p text:style-name="Table_20_Contents">Updated CT description for TraceVariables</text:p>
          </table:table-cell>
        </table:table-row>
      </table:table>
      <text:list xml:id="list32187474" text:continue-numbering="true" text:style-name="Outline">
        <text:list-item>
          <text:h text:style-name="Heading_20_1" text:outline-level="1">Overview</text:h>
        </text:list-item>
      </text:list>
      <text:p text:style-name="Text_20_body">VDMJ provides tool support for the VDM-SL, VDM++ and VICE specification languages, written in Java [4][5][8]. The tool includes a parser, a type checker, an interpreter, a debugger and a proof obligation generator. <text:s/>It is a command line tool only, though it is accessible from graphical environments like Eclipse [7].</text:p>
      <text:list xml:id="list32174297" text:continue-numbering="true" text:style-name="Outline">
        <text:list-item>
          <text:list>
            <text:list-item>
              <text:h text:style-name="Heading_20_2" text:outline-level="2">Package Overview</text:h>
            </text:list-item>
          </text:list>
        </text:list-item>
      </text:list>
      <text:p text:style-name="Text_20_body">The implementation is divided into 19 Java packages, which are all sub-packages of org.overturetool.</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ast</text:p>
          </table:table-cell>
          <table:table-cell table:style-name="Packages.B2" office:value-type="string">
            <text:p text:style-name="Table_20_Contents">Classes that translate an Overture AST to VDMJ's internal tree.</text:p>
          </table:table-cell>
        </table:table-row>
        <table:table-row table:style-name="Packages.2">
          <table:table-cell table:style-name="Packages.A2" office:value-type="string">
            <text:p text:style-name="Table_20_Contents">vdmj.types</text:p>
          </table:table-cell>
          <table:table-cell table:style-name="Packages.B2" office:value-type="string">
            <text:p text:style-name="Table_20_Contents">Classes that represent static types during type checking.</text:p>
          </table:table-cell>
        </table:table-row>
        <table:table-row table:style-name="Packages.2">
          <table:table-cell table:style-name="Packages.A2" office:value-type="string">
            <text:p text:style-name="Table_20_Contents">vdmj.expressions</text:p>
          </table:table-cell>
          <table:table-cell table:style-name="Packages.B2" office:value-type="string">
            <text:p text:style-name="Table_20_Contents">Classes that represent VDM expressions.</text:p>
          </table:table-cell>
        </table:table-row>
        <table:table-row table:style-name="Packages.2">
          <table:table-cell table:style-name="Packages.A2" office:value-type="string">
            <text:p text:style-name="Table_20_Contents">vdmj.statements</text:p>
          </table:table-cell>
          <table:table-cell table:style-name="Packages.B2" office:value-type="string">
            <text:p text:style-name="Table_20_Contents">Classes that represent operation statements.</text:p>
          </table:table-cell>
        </table:table-row>
        <table:table-row table:style-name="Packages.2">
          <table:table-cell table:style-name="Packages.A2" office:value-type="string">
            <text:p text:style-name="Table_20_Contents">vdmj.patterns</text:p>
          </table:table-cell>
          <table:table-cell table:style-name="Packages.B2" office:value-type="string">
            <text:p text:style-name="Table_20_Contents">Classes that represent patterns and binds.</text:p>
          </table:table-cell>
        </table:table-row>
        <table:table-row table:style-name="Packages.2">
          <table:table-cell table:style-name="Packages.A2" office:value-type="string">
            <text:p text:style-name="Table_20_Contents">vdmj.traces</text:p>
          </table:table-cell>
          <table:table-cell table:style-name="Packages.B2" office:value-type="string">
            <text:p text:style-name="Table_20_Contents">Classes that represent trace definitions.</text:p>
          </table:table-cell>
        </table:table-row>
        <table:table-row table:style-name="Packages.2">
          <table:table-cell table:style-name="Packages.A2" office:value-type="string">
            <text:p text:style-name="Table_20_Contents">vdmj.definitions</text:p>
          </table:table-cell>
          <table:table-cell table:style-name="Packages.B2" office:value-type="string">
            <text:p text:style-name="Table_20_Contents">Classes that represent VDM definitions.</text:p>
          </table:table-cell>
        </table:table-row>
        <table:table-row table:style-name="Packages.2">
          <table:table-cell table:style-name="Packages.A2" office:value-type="string">
            <text:p text:style-name="Table_20_Contents">vdmj.modules</text:p>
          </table:table-cell>
          <table:table-cell table:style-name="Packages.B2" office:value-type="string">
            <text:p text:style-name="Table_20_Contents">Classes that represent VDM-SL modules and their import/export definitions.</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static t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implement the interpret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Text_20_body">The vdmj package contains the “main” abstract class for the suite, with two subclasses to parse, type <text:s/>check and interpret a specification in the VDM-SL, VDM++ or VICE dialect.</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recursive descent parser, based on a stream of lexical tokens. The readers are all sub-classes of an abstract Reader class.</text:p>
      <text:p text:style-name="Text_20_body">The vdmj.ast package contains classes to translate an Overture parsed AST into VDMJ's internal tree format. This is to permit the Overture parser to be used by VDMJ, but without changing the type checking and runtime classes.</text:p>
      <text:p text:style-name="Text_20_body">The vdmj.types package contains value classes that represent the various static types that can be contained in a VDM specification. They are all sub-classes of an abstract Type class.</text:p>
      <text:p text:style-name="Text_20_body"><text:soft-page-break/>The vdmj.expressions package contains value classes that represent the various types of expression that can be defined in a specification. They are all sub-classes of an abstract Expression class, which defines methods for an expression to be type checked and evaluated. Similarly, the vdmj.statements package defines a set of value classes that subclass Statement and represent the different statements in a specification.</text:p>
      <text:p text:style-name="Text_20_body">The vdmj.patterns package includes value classes to represent the various patterns and binds in a specification. They are all subclasses of an abstract Pattern or Bind class.</text:p>
      <text:p text:style-name="Text_20_body">The vdmj.traces package includes classes that represent the possible trace definitions that can be declared in a VDM++ or VICE class.</text:p>
      <text:p text:style-name="Text_20_body">The vdmj.definitions 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p text:style-name="Text_20_body">The vdmj.modules package contains value classes that represent the modular structure of VDM-SL specifications, including their import and export declarations.</text:p>
      <text:p text:style-name="Text_20_body">The vdmj.typechecker package includes classes which control the type checking of specifications. Most of the type checking is performed by the definition, expression and statement classes that collectively describe the specificatio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but the pog package contains classes to represent proof obligations.</text:p>
      <text:p text:style-name="Text_20_body">The vdmj.runtime package defines the abstract interpreter, and its subclasses to interpret specifications. It includes classes to represent the runtime execution context, exceptions which can be generated at runtime, and the debugging and thread control classes.</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utils package contains common utilities used by all other packages, as well as the native code used by the "stdlib" VDM libraries.</text:p>
      <text:list xml:id="list32201298" text:continue-numbering="true" text:style-name="Outline">
        <text:list-item>
          <text:h text:style-name="Heading_20_1" text:outline-level="1">Package Detail</text:h>
          <text:list>
            <text:list-item>
              <text:h text:style-name="P26"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2" office:value-type="string">
            <text:p text:style-name="Table_20_Contents">VDMJ</text:p>
          </table:table-cell>
          <table:table-cell table:style-name="vdmj.B2" office:value-type="string">
            <text:p text:style-name="Table_20_Contents">The main class of the VDMJ parser/checker/interpreter.</text:p>
          </table:table-cell>
        </table:table-row>
        <table:table-row table:style-name="vdmj.2">
          <table:table-cell table:style-name="vdmj.A2" office:value-type="string">
            <text:p text:style-name="Table_20_Contents">VDMPP</text:p>
          </table:table-cell>
          <table:table-cell table:style-name="vdmj.B2" office:value-type="string">
            <text:p text:style-name="Table_20_Contents">The main class of the VDM++ parser/checker/interpreter.</text:p>
          </table:table-cell>
        </table:table-row>
        <table:table-row table:style-name="vdmj.2">
          <table:table-cell table:style-name="vdmj.A2" office:value-type="string">
            <text:p text:style-name="Table_20_Contents">VDMSL</text:p>
          </table:table-cell>
          <table:table-cell table:style-name="vdmj.B2" office:value-type="string">
            <text:p text:style-name="Table_20_Contents">The main class of the VDM-SL parser/checker/interpreter.</text:p>
          </table:table-cell>
        </table:table-row>
        <table:table-row table:style-name="vdmj.2">
          <table:table-cell table:style-name="vdmj.A2" office:value-type="string">
            <text:p text:style-name="Table_20_Contents">VDMRT</text:p>
          </table:table-cell>
          <table:table-cell table:style-name="vdmj.B2" office:value-type="string">
            <text:p text:style-name="Table_20_Contents">The main class of the VICE parser/checker/interpreter.</text:p>
          </table:table-cell>
        </table:table-row>
        <table:table-row table:style-name="vdmj.2">
          <table:table-cell table:style-name="vdmj.A2" office:value-type="string">
            <text:p text:style-name="Table_20_Contents">ExitStatus</text:p>
          </table:table-cell>
          <table:table-cell table:style-name="vdmj.B2" office:value-type="string">
            <text:p text:style-name="Table_20_Contents">An exit status code.</text:p>
          </table:table-cell>
        </table:table-row>
        <table:table-row table:style-name="vdmj.2">
          <table:table-cell table:style-name="vdmj.A2" office:value-type="string">
            <text:p text:style-name="Table_20_Contents">Settings</text:p>
          </table:table-cell>
          <table:table-cell table:style-name="vdmj.B2" office:value-type="string">
            <text:p text:style-name="Table_20_Contents">A class holding flags for -pre, -post, -inv and -dtc, as well as the dialect.</text:p>
          </table:table-cell>
        </table:table-row>
      </table:table>
      <text:p text:style-name="P14"/>
      <text:p text:style-name="P14">The vdmj package contains the “main” abstract VDMJ class for the suite, plus three concrete subclasses to parse, type check and interpret a specification in the VDM-SL, VDM++ or VICE dialect.</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Preformatted_20_Text"/>
      <text:p text:style-name="Preformatted_20_Text">public static void main(String[] args) throws Exception</text:p>
      <text:p text:style-name="Preformatted_20_Text">{</text:p>
      <text:p text:style-name="Preformatted_20_Text"><text:tab/>Settings.dialect = Dialect.<text:span text:style-name="T16">VDM_SL</text:span>;</text:p>
      <text:p text:style-name="Preformatted_20_Text"><text:span text:style-name="T8"><text:tab/>File file = </text:span><text:span text:style-name="T13">new</text:span><text:span text:style-name="T8"> File(args[0]);</text:span></text:p>
      <text:p text:style-name="Preformatted_20_Text"><text:span text:style-name="T8"><text:tab/>LexTokenReader ltr = </text:span><text:span text:style-name="T13">new</text:span><text:span text:style-name="T8"> LexTokenReader(file, Dialect.</text:span><text:span text:style-name="T14">VDM_SL</text:span><text:span text:style-name="T8">);</text:span></text:p>
      <text:p text:style-name="Preformatted_20_Text"><text:span text:style-name="T8"><text:tab/>ModuleReader mr = </text:span><text:span text:style-name="T13">new</text:span><text:span text:style-name="T8"> ModuleReader(ltr);</text:span></text:p>
      <text:p text:style-name="Preformatted_20_Text"><text:tab/>ModuleList modules = mr.readModules();</text:p>
      <text:p text:style-name="Preformatted_20_Text"/>
      <text:p text:style-name="Preformatted_20_Text"><text:span text:style-name="T8"><text:tab/></text:span><text:span text:style-name="T13">if</text:span><text:span text:style-name="T8"> (mr.getErrorCount() == 0)</text:span></text:p>
      <text:p text:style-name="Preformatted_20_Text"><text:tab/>{</text:p>
      <text:p text:style-name="Preformatted_20_Text"><text:span text:style-name="T8"><text:s text:c="4"/><text:tab/><text:tab/>TypeChecker tc = </text:span><text:span text:style-name="T13">new</text:span><text:span text:style-name="T8"> ModuleTypeChecker(modules);</text:span></text:p>
      <text:p text:style-name="Preformatted_20_Text"><text:s text:c="4"/><text:tab/><text:tab/>tc.typeCheck();</text:p>
      <text:p text:style-name="Preformatted_20_Text"/>
      <text:p text:style-name="Preformatted_20_Text"><text:span text:style-name="T8"><text:s text:c="4"/><text:tab/><text:tab/></text:span><text:span text:style-name="T13">if</text:span><text:span text:style-name="T8"> (TypeChecker.</text:span><text:span text:style-name="T9">getErrorCount</text:span><text:span text:style-name="T8">() == 0)</text:span></text:p>
      <text:p text:style-name="Preformatted_20_Text"><text:s text:c="4"/><text:tab/><text:tab/>{</text:p>
      <text:p text:style-name="P19"><text:s text:c="4"/><text:tab/><text:tab/><text:tab/>ModuleInterpreter interpreter =</text:p>
      <text:p text:style-name="Preformatted_20_Text"><text:span text:style-name="T10"><text:tab/><text:tab/><text:tab/><text:tab/></text:span><text:span text:style-name="T13">new</text:span><text:span text:style-name="T8"> ModuleInterpreter(modules);</text:span></text:p>
      <text:p text:style-name="Preformatted_20_Text"><text:span text:style-name="T8"><text:s text:c="4"/><text:tab/><text:tab/><text:tab/>interpreter.init(</text:span><text:span text:style-name="T13">null</text:span><text:span text:style-name="T8">);</text:span></text:p>
      <text:p text:style-name="P19"><text:s text:c="4"/><text:tab/><text:tab/><text:tab/>CommandReader reader =</text:p>
      <text:p text:style-name="Preformatted_20_Text"><text:span text:style-name="T10"><text:tab/><text:tab/><text:tab/><text:tab/></text:span><text:span text:style-name="T13">new</text:span><text:span text:style-name="T8"> ModuleCommandReader(interpreter, </text:span><text:span text:style-name="T15">"$ "</text:span><text:span text:style-name="T8">);</text:span></text:p>
      <text:p text:style-name="P19"/>
      <text:p text:style-name="Preformatted_20_Text"><text:span text:style-name="T8"><text:s text:c="4"/><text:tab/><text:tab/><text:tab/>List&lt;File&gt; files = </text:span><text:span text:style-name="T13">new</text:span><text:span text:style-name="T8"> Vector&lt;File&gt;();</text:span></text:p>
      <text:p text:style-name="Preformatted_20_Text"><text:s text:c="4"/><text:tab/><text:tab/><text:tab/>files.add(file);</text:p>
      <text:p text:style-name="Preformatted_20_Text"><text:s text:c="4"/><text:tab/><text:tab/><text:tab/>reader.run(files);</text:p>
      <text:p text:style-name="Preformatted_20_Text"><text:s text:c="4"/><text:tab/><text:tab/>}</text:p>
      <text:p text:style-name="Preformatted_20_Text"><text:tab/>}</text:p>
      <text:p text:style-name="Preformatted_20_Text">}</text:p>
      <text:p text:style-name="Preformatted_20_Text"/>
      <text:p text:style-name="Preformatted_20_Text"/>
      <text:p text:style-name="Text_20_body">The example would be almost exactly the same for VDM++ or VICE with "Class" instead of "Module" in the <text:s/>various names (ClassReader, readClasses, ClassTypeChecker etc.), and the <text:span text:style-name="T4">dialect constant changed from VDM_SL to VDM_PP or VDM_RT.</text:span></text:p>
      <text:p text:style-name="Text_20_body">VDMJ has a <text:span text:style-name="T3">-o </text:span><text:span text:style-name="T4">option which causes the parsed and type-checked specification to be written out to the </text:span><text:span text:style-name="T4">filename specified by the argument to </text:span><text:span text:style-name="T3">-o</text:span><text:span text:style-name="T4">. Note that the entire tree is written to the file (if there are no type check errors), so if VDMJ is invoked with four specification files, and one </text:span><text:span text:style-name="T3">-o </text:span><text:span text:style-name="T4">option, the classes specified by all four files are written to the one output file. Any input file called "*.lib" (rather than the </text:span><text:soft-page-break/><text:span text:style-name="T4">more normal *.vpp or *.vdm) is assumed to be a pre-compiled library created by </text:span><text:span text:style-name="T3">-o </text:span><text:span text:style-name="T4">and is loaded as such without repeating the type checking. This can be faster for very large specifications. The example below shows the creation and use of IO.lib.</text:span></text:p>
      <text:p text:style-name="P20"/>
      <text:p text:style-name="P21">$ vdmpp -o IO.lib stdlib/IO.vpp</text:p>
      <text:p text:style-name="P20">Parsed 1 class in 0.266 secs. No syntax errors</text:p>
      <text:p text:style-name="P20">Type checked 1 class in 0.015 secs. No type errors</text:p>
      <text:p text:style-name="P20">Saved 1 class to IO.lib in 0.125 secs. </text:p>
      <text:p text:style-name="P20"/>
      <text:p text:style-name="P20"/>
      <text:p text:style-name="P21">$ vdmpp -i hello.vpp IO.lib</text:p>
      <text:p text:style-name="P20">Loaded 1 class from IO.lib in 0.219 secs</text:p>
      <text:p text:style-name="P20">Parsed 1 class in 0.422 secs. No syntax errors</text:p>
      <text:p text:style-name="P20">Type checked 1 class in 0.015 secs. No type errors and 1 warning</text:p>
      <text:p text:style-name="P20">Initialized 2 classes in 0.0 secs. </text:p>
      <text:p text:style-name="P20">Interpreter started</text:p>
      <text:p text:style-name="P21">&gt; p new A().op()</text:p>
      <text:p text:style-name="P20">Hello world!</text:p>
      <text:p text:style-name="P20">= true</text:p>
      <text:p text:style-name="P20">Executed in 0.015 secs.</text:p>
      <text:list xml:id="list32188974"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p text:style-name="Text_20_body"><text:span text:style-name="T4">The </text:span><text:span text:style-name="T3">-o</text:span><text:span text:style-name="T4"> option was not as successful as I'd hoped. The idea was to serialize the tree after type checking, and load that back in quickly rather than re-parsing and re-checking the specification. Unfortunately, even though the serialization is passed through a gzip compression, the files produced are quite large and take a significant amount of time to decompress and de-serialize. For very small specifications it is faster to re-parse and check them, though for larger specifications there does appear to be an advantage.</text:span></text:p>
      <text:p text:style-name="P15">Note that the serialization of the tree has to be for complete specifications (no unresolved references). This is because there is no link-editing available to combine partial specifications, and VDM++ and VICE do not have a way to identify externals (VDM-SL has module imports, but VDM++ and VICE have nothing similar). You can load multiple library files, or a mixture of library and source files.</text:p>
      <text:list xml:id="list32172430"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ext:soft-page-break/>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 <text:s/>It opens input files with a LatexStreamReader object (extends InputStreamReader), which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32203675" text:continue-numbering="true" text:style-name="Outline">
        <text:list-item>
          <text:list>
            <text:list-item>
              <text:list>
                <text:list-item>
                  <text:h text:style-name="Heading_20_3" text:outline-level="3">Comments</text:h>
                </text:list-item>
              </text:list>
            </text:list-item>
          </text:list>
        </text:list-item>
      </text:list>
      <text:p text:style-name="Text_20_body">To report accurate line positions, the token reader has to know the width of tabs. This is currently fixed <text:soft-page-break/>at 4 characters by the TABSTOP field of LexTokenReader. It should probably be a settable field.</text:p>
      <text:p text:style-name="Text_20_body">There is some modest ugliness concerned with the parsing of certain symbol sequences that look like 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3">name </text:span><text:span text:style-name="T4">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the presence or absence of the class qualifier in a name can have semantic significance – explicitly identifying a member in a class hierarchy for example, with "object.X`name()". So LexNameTokens <text:s/>have an </text:span><text:span text:style-name="T3">explicit </text:span><text:span text:style-name="T4">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3">explicit </text:span><text:span text:style-name="T4">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ICE function/operation overloading, LexNameTokens optionally include a TypeList qualifier, representing the parameter types of the function or operation. The qualifier, if present, is used in the equals method of the class, and when searching for a name in a function/operation apply,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32194093"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re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it must depend on the LexTokenReader it contain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
      <text:p text:style-name="Preformatted_20_Text"><text:soft-page-break/></text:p>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3">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32194777"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Recursive descent parsing always has difficulty with accurate error reporting and recovery. The method chosen is not perfect.</text:p>
      <text:list xml:id="list32177260" text:continue-numbering="true" text:style-name="Outline">
        <text:list-item>
          <text:list>
            <text:list-item>
              <text:h text:style-name="Heading_20_2" text:outline-level="2"><text:soft-page-break/>vdmj.ast</text:h>
            </text:list-item>
          </text:list>
        </text:list-item>
      </text:list>
      <table:table table:name="vdmj_ast" table:style-name="vdmj_5f_ast">
        <table:table-column table:style-name="vdmj_5f_ast.A"/>
        <table:table-column table:style-name="vdmj_5f_ast.B"/>
        <table:table-row table:style-name="vdmj_5f_ast.1">
          <table:table-cell table:style-name="vdmj_5f_ast.A1" table:number-columns-spanned="2" office:value-type="string">
            <text:p text:style-name="Table_20_Heading">Class Summary</text:p>
          </table:table-cell>
          <table:covered-table-cell/>
        </table:table-row>
        <table:table-row table:style-name="vdmj_5f_ast.2">
          <table:table-cell table:style-name="vdmj_5f_ast.A2" office:value-type="string">
            <text:p text:style-name="Table_20_Contents">ASTConverter</text:p>
          </table:table-cell>
          <table:table-cell table:style-name="vdmj_5f_ast.B2" office:value-type="string">
            <text:p text:style-name="Table_20_Contents">The AST tree converter.</text:p>
          </table:table-cell>
        </table:table-row>
      </table:table>
      <text:p text:style-name="Text_20_body"><text:s/></text:p>
      <text:p text:style-name="Text_20_body">The vdmj.ast package contains one class which is used to translate an Overture AST parse tree into the equivalent structure for VDMJ. The class is constructed with a filename and an IOmlDocument obtained from the OvertureParser. A convertDocument method converts the document tree into a list of ClassDefinitions.</text:p>
      <text:list xml:id="list32198379" text:continue-numbering="true" text:style-name="Outline">
        <text:list-item>
          <text:list>
            <text:list-item>
              <text:list>
                <text:list-item>
                  <text:h text:style-name="Heading_20_3" text:outline-level="3">Comments</text:h>
                </text:list-item>
              </text:list>
            </text:list-item>
          </text:list>
        </text:list-item>
      </text:list>
      <text:p text:style-name="Text_20_body">This is a very large monolithic class, which should probably be broken up.</text:p>
      <text:p text:style-name="Text_20_body">The Overture parser is compiled using Java 1.6, but the interface does not use generics – for example, the <text:span text:style-name="T3">get </text:span><text:span text:style-name="T4">methods to extract a list of classes from a specification is declared as a raw Vector, </text:span><text:span text:style-name="T4">not a List&lt;IOmlClass&gt;. The converter assumes that the get methods will be converted to use generics one day, and assigns their return values to (likely) generic values, like List&lt;IOml...&gt;. To get this to compile, there is a class-wide annotation to suppress unchecked warnings. When the AST interface is upgraded, this can be removed and the compiler should point out any type inconsistencies between the assumed interface and the actual declarations (though since the code works, this is very likely to be right).</text:span></text:p>
      <text:list xml:id="list32184315" text:continue-numbering="true" text:style-name="Outline">
        <text:list-item>
          <text:list>
            <text:list-item>
              <text:h text:style-name="Heading_20_2" text:outline-level="2">vdmj.types</text:h>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The parent class of all static type checking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vdmj.types package contains value classes that represent the various static types that can be contained in a VDM specification. They are all sub-classes of an abstract Type class.</text:p>
      <text:p text:style-name="Text_20_body"><text:soft-page-break/>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ypes have a method to “resolve” themselves. The process of type resolution occurs early in the type checking process (see below), and turns UnresolvedTypes, which are just the names of types from the syntax analysis, into the actual type of the corresponding definition. The core of this happens in the typeResolve method of UnresolvedType, though other types call typeResolve recursively for any types that they contain – for example, FunctionTypes must resolve their parameter types and return type. The type resolution mechanism contains a recursive defence to avoid types which reference themselves from blowing the stack.</text:p>
      <text:p text:style-name="Text_20_body">All types have a method to “polymorph” themselves. This means that given an actual type parameter, they substitute that type for any ParameterTypes they contain to yield a new Type object. This is used during the type check and execution of polymorphic function instantiations, when the actual type parameters are known.</text:p>
      <text:p text:style-name="Text_20_body">All t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UnionType would return a new synthetic RecordType with a single field called “label”, with type “(seq of char) | nat1”. So the type checking of access to the label field would proceed as though that was its type, even though at runtime the type will be one or the other.</text:p>
      <text:p text:style-name="Text_20_body">All types have a getAllValues method which is used during the evaluation of type binds. The method returns all the values for the type, though the only type which implements this is BooleanType; other types throw an exception if this is called.</text:p>
      <text:p text:style-name="Text_20_body">UnknownTypes are used during error handling. Typically, an error will be encountered and reported, but rather than returning (say) the type of a sub-expression from type checking, an 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VoidType is usually used to mean the absence of a type, so for example an operation which returns “()” would be represented by a VoidType. During the type checking of a sequence of statements in an operation, any statements which follow a “return” statement on an execution branch will be unreachable (a warning). So to distinguish this deliberate return of nothing from most statements which yield nothing, the VoidReturnType is used.</text:p>
      <text:p text:style-name="Text_20_body">The TypeList and TypeSet classes implement lists and sets of Types, respectively. These are used in processing when a collection of types are encountered, and they must be turned into a single product type (TypeList) or a single union type (TypeSet). The ProductType and UnionType classes contain one TypeList and TypeSet, respectively.</text:p>
      <text:list xml:id="list32197269" text:continue-numbering="true" text:style-name="Outline">
        <text:list-item>
          <text:list>
            <text:list-item>
              <text:list>
                <text:list-item>
                  <text:h text:style-name="Heading_20_3" text:outline-level="3">Comments</text:h>
                </text:list-item>
              </text:list>
            </text:list-item>
          </text:list>
        </text:list-item>
      </text:list>
      <text:p text:style-name="Text_20_body">There is no ReferenceType (compare with a ReferenceValue), yet several of the types do contain directly referenced types (like OptionalType and BracketType). It might be possible to simplify the hierarchy by adding one.</text:p>
      <text:p text:style-name="Text_20_body">Do we call them products or tuples? <text:s/>I went for ProductTypes and TupleValues in the end.</text:p>
      <text:list xml:id="list32201502" text:continue-numbering="true" text:style-name="Outline">
        <text:list-item>
          <text:list>
            <text:list-item>
              <text:h text:style-name="Heading_20_2" text:outline-level="2"><text:soft-page-break/>vdmj.expressions</text:h>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Expression</text:p>
          </table:table-cell>
          <table:table-cell table:style-name="vdmj_5f_expressions.A1" office:value-type="string">
            <text:p text:style-name="Table_20_Contents">The parent class of all VDM expressions.</text:p>
          </table:table-cell>
        </table:table-row>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vdmj.expressions package contains value classes that represent the various types of expression that can be defined in a specification. They are all sub-classes of an abstract Expression class, which defines methods for an expression to be type checked and evaluated.</text:p>
      <text:p text:style-name="Text_20_body">The typeCheck method is implemented by all expressions, and is passed an environment defining the variables and types in scope, together with a NameScope which identifies what sorts of names are accessible (eg. whether state values are in scope – they are for expressions in operations, but not in functions).</text:p>
      <text:p text:style-name="Text_20_body">The typeCheck method returns a Type which indicates the result of evaluating the expression in the environment passed. So literal expressions simply return an appropriate type, like IntegerType. More complex expressions have to consider whether the definitions they contain affect the environment, whether those definitions have to be type checked, and whether the type check of any sub-expressions returns the expected result for the overall expression.</text:p>
      <text:p text:style-name="Text_20_body">For example, consider a “forall” expression. This will contain a bind list of variables, and a predicate to evaluate for each (at runtime). The typeCheck method of ForAllExpression is as follows:</text:p>
      <text:p text:style-name="Preformatted_20_Text"/>
      <text:p text:style-name="Preformatted_20_Text">@Override</text:p>
      <text:p text:style-name="Preformatted_20_Text">public Type typeCheck(</text:p>
      <text:p text:style-name="Preformatted_20_Text"><text:tab/>Environment base, TypeList qualifiers, NameScope scope)</text:p>
      <text:p text:style-name="Preformatted_20_Text">{</text:p>
      <text:p text:style-name="Preformatted_20_Text"><text:tab/>Definition def = new 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isType(BooleanType.class))</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reformatted_20_Text"><text:tab/>return new BooleanType(location);</text:p>
      <text:p text:style-name="Preformatted_20_Text">}</text:p>
      <text:p text:style-name="Preformatted_20_Text"/>
      <text:p text:style-name="Preformatted_20_Text"/>
      <text:p text:style-name="Text_20_body">A 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text:soft-page-break/>checking the predicate; any unused variables generate a warning. Lastly, this method returns a boolean Type, since a forall expression returns a boolean.</text:p>
      <text:p text:style-name="Text_20_body">The typeCheck method on Expression is also passed a TypeList. This is used when trying to resolve name overloading during function and operation application. The typeCheck method of ApplyExpression starts by generating a TypeList from the typeCheck of each of the argument expressions it has. That may generate (say) [int, int, bool]. That list is then passed to the typeCheck method for the root of the apply (the thing being applied). If this root is a VariableExpression or a 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Expressions is the eval method. This is called to evaluate the expression given the runtime Context (the runtime equivalent of an Environment). The method returns a Value object, which can represent any value in VDM. The eval method for 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reformatted_20_Text"><text:s text:c="4"/><text:tab/><text:tab/>double lv = left.eval(ctxt).realValue(ctxt);</text:p>
      <text:p text:style-name="Preformatted_20_Text"><text:s text:c="4"/><text:tab/><text:tab/>double rv = right.eval(ctxt).realValue(ctxt);</text:p>
      <text:p text:style-name="Preformatted_20_Text"/>
      <text:p text:style-name="Preformatted_20_Text"><text:s text:c="4"/><text:tab/><text:tab/>return NumericValue.valueOf(lv + rv, ctxt);</text:p>
      <text:p text:style-name="Preformatted_20_Text"><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Expressions and 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PlusExpression evaluates its left and right hand sides, and converts the resulting Value objects to raw Java 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he right one is found – and serious errors, which should cause the system to hal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created like this, but having operation values too means that, in VDM++ or VICE, an object becomes a map of names to values – whether those are instance variable values or member operations and functions. The eval method of the ApplyExpression to call a function is therefore just:</text:p>
      <text:p text:style-name="Preformatted_20_Text"/>
      <text:p text:style-name="Preformatted_20_Text"/>
      <text:p text:style-name="Preformatted_20_Text"><text:soft-page-break/><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32177013" text:continue-numbering="true" text:style-name="Outline">
        <text:list-item>
          <text:list>
            <text:list-item>
              <text:list>
                <text:list-item>
                  <text:h text:style-name="Heading_20_3" text:outline-level="3">Comments</text:h>
                </text:list-item>
              </text:list>
            </text:list-item>
          </text:list>
        </text:list-item>
      </text:list>
      <text:p text:style-name="Text_20_body">The implementation of name overloading may be problematic. A LexNameToken is optionally qualified with a TypeList, and the equals method uses the TypeComparator (part of vdmj.typechecker) to make a compatible comparison of the two names’ type lists. Care must be taken when comparing names, especially during the “bootstrap” phases when qualifiers are not yet available.</text:p>
      <text:list xml:id="list32179167" text:continue-numbering="true" text:style-name="Outline">
        <text:list-item>
          <text:list>
            <text:list-item>
              <text:h text:style-name="Heading_20_2" text:outline-level="2">vdmj.statements </text:h>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vdmj.statements 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nd a NameScope – though note that there is no need for a TypeList of qualifiers because an operation call can only be rooted on something that is already known by the statement (an operation name or an object designator), whereas function application in an expression has to evaluate an arbitrary expression to generate the root to which to apply the arguments.</text:p>
      <text:p text:style-name="Text_20_body">Similarly, like Expressions, all Statements define an eval method which executes them, returning a Value – though statement executions usually return VoidValues.</text:p>
      <text:p text:style-name="Text_20_body">Statements implement a method called exitCheck, which explores the statement tree (following blocks and branches from compound statements) looking for statements which can raise an exit status, like the ExitStatement itself. <text:s/>This is used in the type checking of statements that catch and process exits, like TrapStatements. <text:s/>The method returns a set of exit Types that can be thrown.</text:p>
      <text:p text:style-name="Text_20_body">All 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text:soft-page-break/>specification.</text:p>
      <text:list xml:id="list32198880" text:continue-numbering="true" text:style-name="Outline">
        <text:list-item>
          <text:list>
            <text:list-item>
              <text:list>
                <text:list-item>
                  <text:h text:style-name="Heading_20_3" text:outline-level="3">Comments</text:h>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32182225" text:continue-numbering="true" text:style-name="Outline">
        <text:list-item>
          <text:list>
            <text:list-item>
              <text:h text:style-name="Heading_20_2" text:outline-level="2">vdmj.patterns</text:h>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vdmj.patterns package includes value classes to represent the various patterns and binds in a specification. They are all subclasses of an abstract Pattern, Bind or MultipleBind class.</text:p>
      <text:p text:style-name="Text_20_body">Patterns generate definitions, given a Type. For example, the pattern “[a,b,c]” will produce definitions for the three integer variables, given that it is of type “seq of int”. The process of definition generation is recursive over the tree of nested patterns that might be defined. So the getDefinitions(Type) method which all patterns implement, will recurse for those pattern types which are defined as containing sub-patterns. The leaves of the pattern tree are the simple pattern types: BooleanPattern, CharacterPattern, etc. At the leaves, it is only IdentifierPattern which produces variable definitions.</text:p>
      <text:p text:style-name="Text_20_body">Similarly, patterns generate a list of name/value pairs given a Value. The value is matched against the “shape” of the pattern and its sub-patterns, and any 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Patterns can also be asked for a simple list of their variable names, which involves a depth search for IdentifierPatterns.</text:p>
      <text:p text:style-name="Text_20_body">Patterns include a typeResolve method because ExpressionPatterns can contain referenced to UnresolvedTypes that need to be resolved early in the type check. Definitions which include Patterns recurse into the pattern's typeResolve from their own typeResolve methods.</text:p>
      <text:p text:style-name="Text_20_body">A Bind, which is sub-classed by SetBind and TypeBind, comprises a Pattern and a set of Values (either an explicit set, or the set of all the Values that a 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Bind needs to generate all the possible Values, which are then given to the pattern to generate name/value pairs for each iteration. Therefore Bind has a method called getAllValues, which is implemented by both sub-classes (the TypeBind implementation calls the getAllValues method of the Type, which is an error for everything except BooleanType).</text:p>
      <text:p text:style-name="Text_20_body">MultipleBind, which is sub-classed by MultipleSetBind and 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includes the permutations of all the <text:soft-page-break/>orderings of the values in that set. Internally, sets of Values are held in a ValueSet which is actually an ordered list (but with set semantics, with regard to no duplicates). Therefore the getAllValues methods for the various set binds call the permuteSets method of ValueSet (via the same method on SetValue). Note also that the original set is sorted before this process, which means that given the same set content, the order of processing in a bind (and therefore any looseness based on it) is consistent.</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span text:style-name="T2">.sorted();</text:span></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text:p>
      <text:p text:style-name="Preformatted_20_Text"><text:tab/><text:tab/><text:tab/>{</text:p>
      <text:p text:style-name="Preformatted_20_Text"><text:tab/><text:tab/><text:tab/><text:tab/>SetValue sv = (SetValue)e;</text:p>
      <text:p text:style-name="Preformatted_20_Text"><text:tab/><text:tab/><text:tab/><text:tab/>results.addAll(<text:span text:style-name="T2">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32184081" text:continue-numbering="true" text:style-name="Outline">
        <text:list-item>
          <text:list>
            <text:list-item>
              <text:list>
                <text:list-item>
                  <text:h text:style-name="Heading_20_3" text:outline-level="3">Comments</text:h>
                </text:list-item>
              </text:list>
            </text:list-item>
          </text:list>
        </text:list-item>
      </text:list>
      <text:p text:style-name="Text_20_body">Binds and MultipleBinds look like they have a lot in common and could probably be put together to avoid a small amount of code duplication.</text:p>
      <text:list xml:id="list32199507" text:continue-numbering="true" text:style-name="Outline">
        <text:list-item>
          <text:list>
            <text:list-item>
              <text:h text:style-name="Heading_20_2" text:outline-level="2">vdmj.traces</text:h>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ext:soft-page-break/>
        <table:table-row table:style-name="vdmj_5f_traces.2">
          <table:table-cell table:style-name="vdmj_5f_traces.A2" office:value-type="string">
            <text:p text:style-name="Table_20_Contents">TraceNode</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raceNode</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raceNode</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raceNode</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raceNode</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CallObjectStatements.</text:p>
          </table:table-cell>
        </table:table-row>
        <table:table-row table:style-name="vdmj_5f_traces.2">
          <table:table-cell table:style-name="vdmj_5f_traces.A2" office:value-type="string">
            <text:p text:style-name="Table_20_Contents">Permutor</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
      <text:p text:style-name="Text_20_body"/>
      <text:p text:style-name="Text_20_body">The vdm.traces package includes classes to represent the definitions which can occur in a VDM++ or VICE "traces" section, and their subsequent expansion and execution.</text:p>
      <text:p text:style-name="Text_20_body">The subclasses of 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and alternations multiply together to generate large numbers of tests very quickly – this is the whole point of combinatorial test specification. The TraceNode class and its subclasses represent the expanded traces, and are generated by "expand" methods on all TraceDefinitions. Strictly, these classes don't expand the traces, but produce a tree structure that is capable of expanding them. The getTests method of TreeNodes actually expands the tests, returning a TestSequence, which is a list of CallSequence (ie. a list of tests), and a CallSequence is a list of operation applies (of CallObjectStatements).</text:p>
      <text:p text:style-name="Text_20_body">All TraceNodes include a field called variables, which may contain a TraceVariableList. These are populated by TraceLetBeStBinding and TraceLetDefBinding when a particular name/value pair is chosen in the expansion of a give test sequence. The getVariables method of TraceNode returns a CallSequence which is populated with any TraceVariableStatements for the expansion. When executed, these statements just add their named value to the local context, making it available to subsequent calls in the test.</text:p>
      <text:p text:style-name="Text_20_body">A NamedTraceDefinition (see below) is created for each parsed trace definition, and this produces an operation in the class which, when executed, will expand the trace and execute all of the tests in turn, printing the results to the console. Between each test execution the system is initialized (the init method of the ClassInterpreter) and a new base object is created to run the test. The body of these operations are TraceStatements, which are constructed with reference to their NamedTraceDefinition. The eval method of this class first gets a TestSequence from the NamedTraceDefinition. Then it creates an Environment which is suitable to type check the statements in the tests – it is necessary to type check statements before their execution. Then for each CallSequence in the TestSequence, it initializes the ClassInterpreter, and calls its runtrace method, passing the CallSequence and the Environment. The runtrace method executes the sequence of statements in the test and returns a list of java.lang.Object, being either the return values from the test steps or error messages, and the last item will always be an instance of a Verdict object, indicating the test outcome.</text:p>
      <text:p text:style-name="Text_20_body">Tests which have a FAILED verdict are "stemmed" and then remaining tests in the TestSequence which have the same stem are marked as "filtered" by this test – ie. there is no point in running them because their initial sequence of calls will fail at the same point, for the same reason. Before each <text:soft-page-break/>tests is executed, its filtered flag is tested, and such tests are not executed. Note that the stem check includes the value of TraceVariableStatements in the test as well as CallObjectStatements. This means that tests which are superficially the same, but which have different variable values will not match.</text:p>
      <text:list xml:id="list32181775" text:continue-numbering="true" text:style-name="Outline">
        <text:list-item>
          <text:list>
            <text:list-item>
              <text:list>
                <text:list-item>
                  <text:h text:style-name="Heading_20_3" text:outline-level="3">Comments</text:h>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I tried very hard to combine the expansion of the tests with the classes that represent the parsed trace definitions – this is just a tree after all. But I couldn't get it working properly, hence the solution where the definitions are expanded into a separate tree, which is then "walked" to generate the trace permutations.</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CallSequence (via the TraceVariableStatement), so debuggers can look at the raw value, which may be of some help.</text:p>
      <text:list xml:id="list32186125" text:continue-numbering="true" text:style-name="Outline">
        <text:list-item>
          <text:list>
            <text:list-item>
              <text:h text:style-name="Heading_20_2" text:outline-level="2">vdmj.definitions</text:h>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ICE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ICE system class definition.</text:p>
          </table:table-cell>
        </table:table-row>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ICE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ICE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ext:soft-page-break/>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vdmj.definitions 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Definitions define a typeResolve method which is used very early on to resolve the UnresolvedTypes that may have come through from the syntax analysis. For example, an ExplicitFunctionDefinition would typeResolve the Type of the function, and if there were pre or postconditions, these expressions would be typeResolved, and any parameter patterns would be typeResolved.</text:p>
      <text:p text:style-name="Text_20_body">Definitions also define a typeCheck method, which is similar to the ones defined for Expression and Statement, except that there is no Type to return. For example, the ExplicitFunctionDefinition performs the following tasks in its typeCheck method:</text:p>
      <text:list xml:id="list31554292"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For each type parameter, create a LocalDefinition of a ParameterType and add this to a local Environment.</text:p>
        </text:list-item>
        <text:list-item>
          <text:p text:style-name="List_20_1_20_Cont.">Check that the parameter patterns match the overall Type’s parameters, and iterate through curried sets of parameters, using the return value from the overall 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and the function is not static, add a “self” definition to the local Environment.</text:p>
        </text:list-item>
        <text:list-item>
          <text:p text:style-name="List_20_1_20_Cont.">If there is a precondition expression, type check the definition for it.</text:p>
        </text:list-item>
        <text:list-item>
          <text:p text:style-name="List_20_1_20_Cont.">If there is a post condition expression, type check the definition for that too.</text:p>
        </text:list-item>
        <text:list-item>
          <text:p text:style-name="List_20_1_20_Cont.">Type check the body e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text:soft-page-break/>If the VDM++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and getNameValuePairs methods. Simple local definitions only define one variable, but many definition types include a Pattern specifier that may define many variables.</text:p>
      <text:p text:style-name="Text_20_body">The findName method is implemented by all d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definitions that define a type (TypeDefinition, StateDefinition and ClassDefinition).</text:p>
      <text:p text:style-name="Text_20_body">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it does have the job of setting up the static and instance environment for new objects when a "new Object()" statement is executed. It is also 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ClassDefinition at runtime (in the public/privateStaticValues fields), whereas object instance data is held inside an ObjectValue (produced by the makeInstance method of ClassDefinition), though references to the static data is included in the object's member list, so that the runtime can find them. See section 2.14 for more information about runtime variable access.</text:p>
      <text:p text:style-name="Text_20_body">The SystemDefinition class is a subclass of ClassDefinition, and adds VICE specific processing for system classes. The implicit definition generation (see 2.12) checks whether the definitions in the system class meet the VICE restrictions. An init method is called during system initialization and creates the necessary CPU and BUS objects from the system definition. Lastly, the newInstance method is overridden, since it is not legal to create instance of a VICE system class.</text:p>
      <text:p text:style-name="Text_20_body">The CPUClassDefinition and BUSClassDefinition classes represent VICE CPU and BUS classes respectively. These are also subclasses of ClassDefinition, and override the newInstance method to perform special processing. Both classes create their operations (ie. create ExplicitOperationDefinitions for their definition list) by parsing a string literal representing the operations required. For example:</text:p>
      <text:p text:style-name="Text_20_body"/>
      <text:p text:style-name="Preformatted_20_Text"><text:span text:style-name="T13">private</text:span><text:span text:style-name="T8"> </text:span><text:span text:style-name="T13">static</text:span><text:span text:style-name="T8"> String </text:span><text:span text:style-name="T14">defs</text:span><text:span text:style-name="T8"> =</text:span></text:p>
      <text:p text:style-name="Preformatted_20_Text"><text:span text:style-name="T8"><text:tab/></text:span><text:span text:style-name="T15">"operations "</text:span><text:span text:style-name="T8"> +</text:span></text:p>
      <text:p text:style-name="Preformatted_20_Text"><text:span text:style-name="T8"><text:tab/></text:span><text:span text:style-name="T15">"public BUS:(&lt;FCFS&gt;|&lt;CSMACD&gt;) * real * set of CPU ==&gt; BUS "</text:span><text:span text:style-name="T8"> +</text:span></text:p>
      <text:p text:style-name="Preformatted_20_Text"><text:span text:style-name="T8"><text:tab/></text:span><text:span text:style-name="T15">"<text:tab/>BUS(policy, speed, cpus) == is not yet specified;"</text:span><text:span text:style-name="T8">;</text:span></text:p>
      <text:p text:style-name="Preformatted_20_Text"/>
      <text:p text:style-name="Preformatted_20_Text"><text:span text:style-name="T13">private</text:span><text:span text:style-name="T8"> </text:span><text:span text:style-name="T13">static</text:span><text:span text:style-name="T8"> DefinitionList operationDefs()</text:span></text:p>
      <text:p text:style-name="Preformatted_20_Text"><text:soft-page-break/><text:span text:style-name="T8"><text:tab/></text:span><text:span text:style-name="T13">throws</text:span><text:span text:style-name="T8"> ParserException, LexException</text:span></text:p>
      <text:p text:style-name="Preformatted_20_Text">{</text:p>
      <text:p text:style-name="Preformatted_20_Text"><text:span text:style-name="T8"><text:tab/>LexTokenReader ltr = </text:span><text:span text:style-name="T13">new</text:span><text:span text:style-name="T8"> LexTokenReader(</text:span><text:span text:style-name="T14">defs</text:span><text:span text:style-name="T8">, Dialect.</text:span><text:span text:style-name="T14">VDM_PP</text:span><text:span text:style-name="T8">);</text:span></text:p>
      <text:p text:style-name="Preformatted_20_Text"><text:span text:style-name="T8"><text:tab/>DefinitionReader dr = </text:span><text:span text:style-name="T13">new</text:span><text:span text:style-name="T8"> DefinitionReader(ltr);</text:span></text:p>
      <text:p text:style-name="Preformatted_20_Text"><text:span text:style-name="T8"><text:tab/>dr.setCurrentModule(</text:span><text:span text:style-name="T15">"BUS"</text:span><text:span text:style-name="T8">);</text:span></text:p>
      <text:p text:style-name="Preformatted_20_Text"><text:span text:style-name="T8"><text:tab/></text:span><text:span text:style-name="T13">return</text:span><text:span text:style-name="T8"> dr.readDefinitions();</text:span></text:p>
      <text:p text:style-name="Preformatted_20_Text">}</text:p>
      <text:p text:style-name="Preformatted_20_Text"/>
      <text:p text:style-name="Preformatted_20_Text"/>
      <text:p text:style-name="Text_20_body">This technique permits the rest of the code to use these operations as normal. The <text:span text:style-name="T3">is not yet specified </text:span><text:span text:style-name="T4"><text:s/>processing intercepts the operation calls for CPU and BUS, calling back to the CPUClassDefinition and BUSClassDefinition classes to perform the actual processing.</text:span></text:p>
      <text:list xml:id="list32192890" text:continue-list="list32186125" text:style-name="Outline">
        <text:list-item>
          <text:list>
            <text:list-item>
              <text:list>
                <text:list-item>
                  <text:h text:style-name="Heading_20_3" text:outline-level="3">Comments</text:h>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32182094" text:continue-numbering="true" text:style-name="Outline">
        <text:list-item>
          <text:list>
            <text:list-item>
              <text:h text:style-name="Heading_20_2" text:outline-level="2">vdmj.modules</text:h>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vdmj.modules 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text:p>
      <text:p text:style-name="Text_20_body">The ModuleList class is important because it contains the "initialize" method which is used to set the initial state of all modules when the interpreter is started.</text:p>
      <text:list xml:id="list32192287"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ext:soft-page-break/>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organize the type checking of VDM-SL, VICE and VDM++ specifications. Most of the actual type checking is performed by the definition, expression and statement 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VDM-SL, VDM++, though the checking of the basic statements and expressions is very similar, and VICE is really an extension of VDM++. Therefore there is one common abstract TypeChecker class with two subclasses: ModuleTypeChecker and ClassTypeChecker. The subclasses are constructed with a list of modules or classes – which is the overall result of a successful syntax analysis – and they implement a single abstract method from their parent, called typeCheck. The method takes no arguments and returns no result. Any errors or warnings raised during type checking are recorded by the parent class (see VDMMessage).</text:p>
      <text:p text:style-name="Text_20_body">The sequence of events is slightly different for the type check of modules and classes, but they follow the same principles. <text:s/>For modules, the sequence is:</text:p>
      <text:list xml:id="list32193140" text:continue-list="list31554292"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text:soft-page-break/>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different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y is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Definition classes they reference). There is also a name scope parameter passed to findName to indicate what sorts of names are in scope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Very similar principles are followed by the ClassTypeChecker, which performs the following actions:</text:p>
      <text:list xml:id="list32185369"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ICE specifications limit what can be done in system classes here.</text:p>
        </text:list-item>
        <text:list-item>
          <text:p text:style-name="List_20_1_20_Cont.">Create a public class environment that can see all public class definitions.</text:p>
        </text:list-item>
        <text:list-item>
          <text:p text:style-name="List_20_1_20_Cont.">For each class, chain a private class e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private class environment, and type check the definitions of the given pass.</text:p>
        </text:list-item>
        <text:list-item>
          <text:p text:style-name="List_20_1_20_End">Check for any definition names that have not been referenced or exported, and produce "unused" warnings.</text:p>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ext:soft-page-break/>This is effectively a "definite semantics" check).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32202882" text:continue-list="list32192287"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list xml:id="list32182957" text:continue-numbering="true" text:style-name="Outline">
        <text:list-item>
          <text:list>
            <text:list-item>
              <text:h text:style-name="Heading_20_2"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Definitions, Expressions and 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2">m(i)</text:span> + 1 else <text:span text:style-name="T2">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soft-page-break/><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definition is called, passing the stack. Depending on the definition type, the implementation may add to the context (eg. a function definition would push a <text:s/>POFunctionDefinitionContext) before calling getProofObligations for their inner expression(s) or statement(s). In the example above, the getProofObligation method of the IfExpression that comprises the function body would be called. That in turn would push an <text:span text:style-name="T7">POImpliesContext before generating obligations in its "then" sub-expression, </text:span><text:span text:style-name="T2">popping</text:span><text:span text:style-name="T7"> the stack, and pushing a PONotImpliesContext before generating obligations for everything in the else-if list, and final else. Lastly it would pop the stack back to the state it found it in before returning a list of all the generated POs.</text:span></text:p>
      <text:p text:style-name="P10"><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7">Notice that the IfExpression does not actually generate any proof obligations itself; it only sets up context so that obligations generated from its sub-expressions will be correct. The 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soft-page-break/><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1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Expression root, 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32181160" text:continue-numbering="true" text:style-name="Outline">
        <text:list-item>
          <text:list>
            <text:list-item>
              <text:list>
                <text:list-item>
                  <text:h text:style-name="Heading_20_3" text:outline-level="3">Comments</text:h>
                </text:list-item>
              </text:list>
            </text:list-item>
          </text:list>
        </text:list-item>
      </text:list>
      <text:p text:style-name="Text_20_body">The proof obligations generated are based on those in the CSK POG test suite. It is possible that there are other obligation types that should be added, especially in the case of VDM++.</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32180551" text:continue-numbering="true" text:style-name="Outline">
        <text:list-item>
          <text:list>
            <text:list-item>
              <text:h text:style-name="Heading_20_2" text:outline-level="2"><text:soft-page-break/>vdmj.runtime</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ICE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row table:style-name="vdmj_5f_runtime.2">
          <table:table-cell table:style-name="vdmj_5f_runtime.A2" office:value-type="string">
            <text:p text:style-name="Table_20_Contents">VDMThread</text:p>
          </table:table-cell>
          <table:table-cell table:style-name="vdmj_5f_runtime.B2" office:value-type="string">
            <text:p text:style-name="Table_20_Contents">A class representing a VDM++ thread.</text:p>
          </table:table-cell>
        </table:table-row>
        <table:table-row table:style-name="vdmj_5f_runtime.2">
          <table:table-cell table:style-name="vdmj_5f_runtime.A2" office:value-type="string">
            <text:p text:style-name="Table_20_Contents">VDMThreadSet</text:p>
          </table:table-cell>
          <table:table-cell table:style-name="vdmj_5f_runtime.B2" office:value-type="string">
            <text:p text:style-name="Table_20_Contents">A class containing all active VDM++ threads.</text:p>
          </table:table-cell>
        </table:table-row>
        <table:table-row table:style-name="vdmj_5f_runtime.2">
          <table:table-cell table:style-name="vdmj_5f_runtime.A2" office:value-type="string">
            <text:p text:style-name="Table_20_Contents">AsyncThread</text:p>
          </table:table-cell>
          <table:table-cell table:style-name="vdmj_5f_runtime.B2" office:value-type="string">
            <text:p text:style-name="Table_20_Contents">A class representing a VICE thread.</text:p>
          </table:table-cell>
        </table:table-row>
        <table:table-row table:style-name="vdmj_5f_runtime.2">
          <table:table-cell table:style-name="vdmj_5f_runtime.A2" office:value-type="string">
            <text:p text:style-name="Table_20_Contents">ControlQueue</text:p>
          </table:table-cell>
          <table:table-cell table:style-name="vdmj_5f_runtime.B2" office:value-type="string">
            <text:p text:style-name="Table_20_Contents">A class enabling two AsyncThreads to synchronize operations.</text:p>
          </table:table-cell>
        </table:table-row>
        <table:table-row table:style-name="vdmj_5f_runtime.2">
          <table:table-cell table:style-name="vdmj_5f_runtime.A2" office:value-type="string">
            <text:p text:style-name="Table_20_Contents">BUSPolicy</text:p>
          </table:table-cell>
          <table:table-cell table:style-name="vdmj_5f_runtime.B2" office:value-type="string">
            <text:p text:style-name="Table_20_Contents">An enumeration for supported BUS policies.</text:p>
          </table:table-cell>
        </table:table-row>
        <table:table-row table:style-name="vdmj_5f_runtime.2">
          <table:table-cell table:style-name="vdmj_5f_runtime.A2" office:value-type="string">
            <text:p text:style-name="Table_20_Contents">CPUPolicy</text:p>
          </table:table-cell>
          <table:table-cell table:style-name="vdmj_5f_runtime.B2" office:value-type="string">
            <text:p text:style-name="Table_20_Contents">An enumeration for supported CPU scheduling policies.</text:p>
          </table:table-cell>
        </table:table-row>
        <table:table-row table:style-name="vdmj_5f_runtime.2">
          <table:table-cell table:style-name="vdmj_5f_runtime.A2" office:value-type="string">
            <text:p text:style-name="Table_20_Contents">CPUThread</text:p>
          </table:table-cell>
          <table:table-cell table:style-name="vdmj_5f_runtime.B2" office:value-type="string">
            <text:p text:style-name="Table_20_Contents">A pair, comprising a Java Thread and a CPUValue.</text:p>
          </table:table-cell>
        </table:table-row>
        <table:table-row table:style-name="vdmj_5f_runtime.2">
          <table:table-cell table:style-name="vdmj_5f_runtime.A2" office:value-type="string">
            <text:p text:style-name="Table_20_Contents">Holder&lt;T&gt;</text:p>
          </table:table-cell>
          <table:table-cell table:style-name="vdmj_5f_runtime.B2" office:value-type="string">
            <text:p text:style-name="Table_20_Contents">A container for updating type T, protected by a ControlQueue.</text:p>
          </table:table-cell>
        </table:table-row>
        <table:table-row table:style-name="vdmj_5f_runtime.2">
          <table:table-cell table:style-name="vdmj_5f_runtime.A2" office:value-type="string">
            <text:p text:style-name="Table_20_Contents">MessagePacket</text:p>
          </table:table-cell>
          <table:table-cell table:style-name="vdmj_5f_runtime.B2" office:value-type="string">
            <text:p text:style-name="Table_20_Contents">The parent class of all BUS message types.</text:p>
          </table:table-cell>
        </table:table-row>
        <table:table-row table:style-name="vdmj_5f_runtime.2">
          <table:table-cell table:style-name="vdmj_5f_runtime.A2" office:value-type="string">
            <text:p text:style-name="Table_20_Contents">MessageRequest</text:p>
          </table:table-cell>
          <table:table-cell table:style-name="vdmj_5f_runtime.B2" office:value-type="string">
            <text:p text:style-name="Table_20_Contents">A request BUS message.</text:p>
          </table:table-cell>
        </table:table-row>
        <table:table-row table:style-name="vdmj_5f_runtime.2">
          <table:table-cell table:style-name="vdmj_5f_runtime.A2" office:value-type="string">
            <text:p text:style-name="Table_20_Contents">MessageResponse</text:p>
          </table:table-cell>
          <table:table-cell table:style-name="vdmj_5f_runtime.B2" office:value-type="string">
            <text:p text:style-name="Table_20_Contents">A response BUS message.</text:p>
          </table:table-cell>
        </table:table-row>
        <table:table-row table:style-name="vdmj_5f_runtime.2">
          <table:table-cell table:style-name="vdmj_5f_runtime.A2" office:value-type="string">
            <text:p text:style-name="Table_20_Contents">RunState</text:p>
          </table:table-cell>
          <table:table-cell table:style-name="vdmj_5f_runtime.B2" office:value-type="string">
            <text:p text:style-name="Table_20_Contents">An enumeration with VICE thread run states.</text:p>
          </table:table-cell>
        </table:table-row>
        <table:table-row table:style-name="vdmj_5f_runtime.2">
          <table:table-cell table:style-name="vdmj_5f_runtime.A2" office:value-type="string">
            <text:p text:style-name="Table_20_Contents">SchedulingPolicy</text:p>
          </table:table-cell>
          <table:table-cell table:style-name="vdmj_5f_runtime.B2" office:value-type="string">
            <text:p text:style-name="Table_20_Contents">The abstract parent of CPU scheduling policies</text:p>
          </table:table-cell>
        </table:table-row>
        <table:table-row table:style-name="vdmj_5f_runtime.2">
          <table:table-cell table:style-name="vdmj_5f_runtime.A2" office:value-type="string">
            <text:p text:style-name="Table_20_Contents">FPPolicy</text:p>
          </table:table-cell>
          <table:table-cell table:style-name="vdmj_5f_runtime.B2" office:value-type="string">
            <text:p text:style-name="Table_20_Contents">The Fixed-priority CPU scheduling policy.</text:p>
          </table:table-cell>
        </table:table-row>
        <table:table-row table:style-name="vdmj_5f_runtime.2">
          <table:table-cell table:style-name="vdmj_5f_runtime.A2" office:value-type="string">
            <text:p text:style-name="Table_20_Contents">FCFSPolicy</text:p>
          </table:table-cell>
          <table:table-cell table:style-name="vdmj_5f_runtime.B2" office:value-type="string">
            <text:p text:style-name="Table_20_Contents">The First-come First-served CPU scheduling policy.</text:p>
          </table:table-cell>
        </table:table-row>
        <table:table-row table:style-name="vdmj_5f_runtime.2">
          <table:table-cell table:style-name="vdmj_5f_runtime.A2" office:value-type="string">
            <text:p text:style-name="Table_20_Contents">SystemClock</text:p>
          </table:table-cell>
          <table:table-cell table:style-name="vdmj_5f_runtime.B2" office:value-type="string">
            <text:p text:style-name="Table_20_Contents">The coordinated time source for VICE.</text:p>
          </table:table-cell>
        </table:table-row>
        <table:table-row table:style-name="vdmj_5f_runtime.2">
          <table:table-cell table:style-name="vdmj_5f_runtime.A2" office:value-type="string">
            <text:p text:style-name="Table_20_Contents">ThreadObjectMap</text:p>
          </table:table-cell>
          <table:table-cell table:style-name="vdmj_5f_runtime.B2" office:value-type="string">
            <text:p text:style-name="Table_20_Contents">A map of Java Thread IDs to VDMJ objects.</text:p>
          </table:table-cell>
        </table:table-row>
      </table:table>
      <text:p text:style-name="Text_20_body"/>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StopException</text:p>
          </table:table-cell>
          <table:table-cell table:style-name="vdmj_5f_runtime_5f_exceptions.B2" office:value-type="string">
            <text:p text:style-name="Table_20_Contents">An exception passed between threads to cause them to abort.</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ext:soft-page-break/>
        <table:table-row table:style-name="vdmj_5f_runtime_5f_exceptions.2">
          <table:table-cell table:style-name="vdmj_5f_runtime_5f_exceptions.A2" office:value-type="string">
            <text:p text:style-name="Table_20_Contents">RTException</text:p>
          </table:table-cell>
          <table:table-cell table:style-name="vdmj_5f_runtime_5f_exceptions.B2" office:value-type="string">
            <text:p text:style-name="Table_20_Contents">An exception used to stop VICE threads at the end of execution.</text:p>
          </table:table-cell>
        </table:table-row>
      </table:table>
      <text:p text:style-name="Text_20_body"/>
      <text:p text:style-name="Text_20_body">The vdmj.runtime package defines the abstract interpreter, and its subclasses to interpret VDM-SL and VDM++ specifications. It includes classes to represent the runtime execution context, exceptions which can be generated at runtime, and the debugging and thread control classes.</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LexNameToken, Value&gt;, so it is capable of storing and retrieving named values. In the same way that Environment objects were chained together during type checking, Context objects can be chained together as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 ClassDefinition for static invocations, and the third, StateContext, is able to have a module’s state data attached (the actual state that is visible changes as the operation call stack jumps from module to module, so this must be held in the context chain somewhere).</text:p>
      <text:p text:style-name="Text_20_body">To create the global environment, the interpreter asks the default module or the ClassList passed to create the name/values from their definitions. The ClassList initialize method will dump all class’ public static values into one global public static Context object; while the ModuleList initialize method will let each module initialize itself. <text:s/>The ClassInterpreter will then take the global public static scope and add the private static scope of the default class before starting. The ModuleInterpreter takes the initial context from the default module before starting.</text:p>
      <text:p text:style-name="Text_20_body">The code for the two interpreters’ execute methods are similar therefore. Here is ClassInterpreter’s:</text:p>
      <text:p text:style-name="Preformatted_20_Text"/>
      <text:p text:style-name="Preformatted_20_Text">@Override</text:p>
      <text:p text:style-name="Preformatted_20_Text">public Value execute(String line, DBGPReader dbgp) throws Exception</text:p>
      <text:p text:style-name="Preformatted_20_Text">{</text:p>
      <text:p text:style-name="Preformatted_20_Text"><text:tab/>Expression expr = parseExpression(line, getDefaultName());</text:p>
      <text:p text:style-name="Preformatted_20_Text"><text:tab/>Environment env = getGlobalEnvironment();</text:p>
      <text:p text:style-name="Preformatted_20_Text"><text:tab/>Environment created =</text:p>
      <text:p text:style-name="Preformatted_20_Text"><text:tab/><text:tab/>new FlatCheckedEnvironment(createdDefinitions.asList(), env);</text:p>
      <text:p text:style-name="Preformatted_20_Text"><text:tab/>typeCheck(expr, created);</text:p>
      <text:p text:style-name="Preformatted_20_Text"/>
      <text:p text:style-name="Preformatted_20_Text"><text:tab/>return execute(expr, dbgp);</text:p>
      <text:p text:style-name="Preformatted_20_Text">}</text:p>
      <text:p text:style-name="Preformatted_20_Text"/>
      <text:p text:style-name="Preformatted_20_Text">private Value execute(Expression expr, DBGPReader dbgp)</text:p>
      <text:p text:style-name="Preformatted_20_Text">{</text:p>
      <text:p text:style-name="Preformatted_20_Text"><text:tab/>mainContext = new StateContext(</text:p>
      <text:p text:style-name="Preformatted_20_Text"><text:tab/><text:tab/>defaultClass.name.location, "global static scope");</text:p>
      <text:p text:style-name="Preformatted_20_Text"/>
      <text:p text:style-name="Preformatted_20_Text"><text:tab/>mainContext.putAll(initialContext);</text:p>
      <text:p text:style-name="Preformatted_20_Text"><text:tab/>mainContext.putAll(createdValues);</text:p>
      <text:p text:style-name="Preformatted_20_Text"><text:tab/>mainContext.setThreadState(dbgp);</text:p>
      <text:p text:style-name="Preformatted_20_Text"><text:tab/>clearBreakpointHits();</text:p>
      <text:p text:style-name="Preformatted_20_Text"/>
      <text:p text:style-name="Preformatted_20_Text"><text:tab/>CPUValue.<text:span text:style-name="T3">resetAll</text:span>();</text:p>
      <text:p text:style-name="Preformatted_20_Text"><text:soft-page-break/><text:tab/>BUSValue.<text:span text:style-name="T3">resetAll</text:span>();</text:p>
      <text:p text:style-name="Preformatted_20_Text"><text:span text:style-name="T8"><text:tab/>Value rv = expr.eval(</text:span>mainContext<text:span text:style-name="T8">);</text:span></text:p>
      <text:p text:style-name="Preformatted_20_Text"><text:tab/>VDMThreadSet.<text:span text:style-name="T3">abortAll</text:span>();</text:p>
      <text:p text:style-name="Preformatted_20_Text"><text:tab/>CPUValue.<text:span text:style-name="T3">abortAll</text:span>();</text:p>
      <text:p text:style-name="Preformatted_20_Text"><text:tab/><text:span text:style-name="T11">TransactionValue.</text:span><text:span text:style-name="T12">commitAll</text:span><text:span text:style-name="T11">();</text:span></text:p>
      <text:p text:style-name="Preformatted_20_Text"/>
      <text:p text:style-name="Preformatted_20_Text"><text:tab/>return rv;</text:p>
      <text:p text:style-name="Preformatted_20_Text">}</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created values are added, the threads system is initialized, the breakpoint hit counts are cleared, and lastly the expression passed is evaluated in the context constructed – CPU/BUS resets and thread aborts being wrapped around the execution. The return value is the result of the execute method.</text:p>
      <text:p text:style-name="Text_20_body">Breakpoints are objects that exist in all expressions and statements – ie. inside anything that is directly executed. Breakpoint is the main class, with two sub-classes: Stoppoint and Tracepoint. All breakpoints have a “check” method which is called at the start of every expression and statement execution (and so must be fast!). The method is responsible for deciding whether to stop, and also recording that the statement or expression was reached for code coverage. In the case of a Stoppoint, the code must stop if it has no “test” expression, or the test evaluates to true (this is a user-inserted breakpoint); a Tracepoint will not stop, but it must evaluate its “show” expression and display it; and a regular Breakpoint will only stop if we are single-stepping. If the breakpoint decides to stop, it instantiates a DebuggerReader class, which is responsible for interacting with the user via the command line (alternatively, it interacts with the current DBGPReader object – see 2.18). As users set and clear breakpoints, the affected expression or statement is found (using findExpression) and the breakpoint member of the Expression or Statement object affected is changed by DebuggerReader. The interpreter manages the list of current breakpoints set, and the DebuggerReader has a reference to the interpreter. This also enables the DebuggerReader to evaluate “ad hoc” expressions when a stop point is reached. The SourceFile class enables selected source files to be read and lines displayed for clearer single stepping and breakpoint management, as well as displaying test coverage output.</text:p>
      <text:p text:style-name="Text_20_body">The DebuggerReader’s run method is internally synchronized on the DebuggerReader class. This is to prevent more than one thread (in VDM++) from gaining control of the console. It unfortunately means that single stepping can have confusing results if many threads have actually stopped and are waiting for access to the console. See the User Guide for more information about this.</text:p>
      <text:p text:style-name="Text_20_body">A StartStatement creates new VDMThread classes in VDM++ (which extend java.lang.Thread) to execute the threads started. These create new ObjectContexts to form the root of the thread based on the object instance started, and otherwise perform a normal execution of the “thread” statements defined in the class, via a synthetic ThreadStatement. VDMThreads add themselves to the set managed by VDMThreadSet, and this also provides methods to suspend, resume or abort all threads in one go, which is used by the command line debugger.</text:p>
      <text:p text:style-name="Text_20_body">Context objects include a ThreadState field, a reference to which is copied as Contexts are chained together, and the initial value of which is set when execution of a thread starts. The ThreadState tells the breakpoint system whether the current thread is suspended or single-stepping etc., and is used in the check method, and is manipulated by the DebuggerReader.</text:p>
      <text:p text:style-name="Text_20_body">VDM++ thread scheduling is left entirely to the Java thread scheduler. All threads have the same priority.</text:p>
      <text:p text:style-name="Text_20_body">The creation and scheduling of threads in VICE is completely different to that in VDM++. This is because thread scheduling, the passage of time, and CPU/BUS resource allocation is directly relevant to the model.</text:p>
      <text:p text:style-name="Text_20_body">The class used at the centre of VICE thread execution is AsyncThread. This is similar to VDMThread used in VDM++, but it allows for the threading of arbitrary operations (eg. threads are created implicitly when an "async" operation is called in VICE, as well as for explicit thread starts). AsyncThread is also responsible for creating a regular sequence of thread executions for a "periodic" thread. This is because VICE requires periodic threads to execute their statement at the given times, regardless of whether the previous execution has completed. So periodic AsyncThreads start <text:span text:style-name="T3">another </text:span><text:span text:style-name="T4">AsyncThread </text:span><text:soft-page-break/><text:span text:style-name="T4">before they execute themselves; and all periodic AsyncThreads, except the first, wait until the given time before executing.</text:span></text:p>
      <text:p text:style-name="P15">AsyncThreads can either call a parameterless operation, or they can call a specific operation with arguments passed over a BUS, sending back any replies to a waiting sender. In the case of a BUS invocation, the BUSValue concerned is passed the request message, and this creates the AsyncThread, passing the arguments from the client. In the case of local async operations (ie. within one CPU, but asynchronous) the AsyncThread is created directly by the OperationValue being executed (see the asyncEval method).</text:p>
      <text:p text:style-name="P15">A ControlQueue is used for coordinating the operation of AsyncThreads. They comprise a list of waiting CPU/Thread pairs, plus methods to join/leave the queue and send/receive signals while joined. A signal will wakeup one waiter from the queue, changing its run state to RUNNING from WAITING. ControlQueues are used in combination with a Holder&lt;T&gt; to wait for responses to asynchronous operation requests over a BUS. The client sends the operation request through the BUS, and waits on a Holder's ControlQueue for a MessageResponse to be returned. The BUSValue's reply method puts the MessageReply into the Holder, which signals the ControlQueue to wake up the client, which then retrieves the result.</text:p>
      <text:p text:style-name="P15">The actual scheduling of AsyncThreads, in particular the exclusive scheduling on a CPU, is handled by the CPUValue class, which contains a SchedulingPolicy subclass (depending on the CPU declaration). Each CPUValue only ever allows one Java thread to execute at a time, giving each a variable timeslice before using the policy object to select another thread. This is covered in 2.15.</text:p>
      <text:p text:style-name="Text_20_body"><text:span text:style-name="T4">The handling of discrete time by VICE is also one of its defining characteristics. This is handled in part by the SystemClock class, and in part by the duration method of CPUValue. When a scheduled thread makes a duration call (either because of a duration or cycles statement, or because an implicitly timed </text:span><text:span text:style-name="T4">event occurs, like passing data through a BUS or swapping threads in and out) that thread is blocked </text:span><text:span text:style-name="T4">and no other thread can run on that CPU. But the system cannot advance system-wide time by the amount requested until all the CPUs in the system are either idle, or their active threads are also waiting at duration methods. This inter-CPU coordination is managed by the SystemClock class. Its timestep method is called by duration, and refers to a bit mask of all CPUs to see which are idle – time can only move when CPUs are idle or at a duration point. It also keeps track of the minimum timestep requested for all CPUs, as this is the amount by which time can be moved. It also watches for the special "duration(0)" case, which causes variable update transactions to be committed for the thread in question (see 2.15).</text:span></text:p>
      <text:list xml:id="list3219918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ICE runtime system is quite complicated, and should probably be cleaned up.</text:p>
      <text:p text:style-name="Text_20_body">Here are a few points of general interest:</text:p>
      <text:list xml:id="list32178510" text:continue-list="list32185369" text:style-name="List_20_1">
        <text:list-item>
          <text:p text:style-name="List_20_1_20_Start">The runtime system is initialized from the ClassList or ModuleList classes' initialize<text:span text:style-name="T4"> method.</text:span></text:p>
        </text:list-item>
        <text:list-item>
          <text:p text:style-name="P29">VDM++ and VICE have to initialize the statics for each class first. This is done in two steps via methods on the ClassDefinitions. The first, setStatics creates the functions, operations and types – these do not have initializers; the second setStaticValues covers instance variables and values, which can make calls to other static methods in their initializers.</text:p>
        </text:list-item>
        <text:list-item>
          <text:p text:style-name="P29">Value initializers can make forward references to other values which are not yet initialized. This causes characteristic exceptions, which are caught (ignored) and produce a second pass of the setStaticValues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ClassDefinition – static data resides "in" the ClassDefinition at runtime.</text:p>
        </text:list-item>
      </text:list>
      <text:p text:style-name="Text_20_body">And regarding object creation:</text:p>
      <text:list xml:id="list32189333" text:continue-numbering="true" text:style-name="List_20_1">
        <text:list-item>
          <text:p text:style-name="List_20_1_20_Start"><text:soft-page-break/><text:span text:style-name="T4">The construction of an object (an ObjectValue) creates the superclass objects first, then for inherited fields, it adds a "locally named" </text:span><text:span text:style-name="T5">reference</text:span><text:span text:style-name="T6"> to the superclass value. This is so that they can be explicitly referred to with a local name like C`x at runtime.</text:span></text:p>
        </text:list-item>
        <text:list-item>
          <text:p text:style-name="P30">Lastly, local definitions are used to override anything inherited, and the set of members are passed, together with the superclass objects, to the ObjectValue constructor.</text:p>
        </text:list-item>
        <text:list-item>
          <text:p text:style-name="P28">If the class defines an operation with the same name as the class (a constructor), it is called.</text:p>
        </text:list-item>
      </text:list>
      <text:p text:style-name="P16">At runtime, an object's "self"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 ClassDefinition rather than an ObjectValue. The ClassDefinition's "get" method is conceptually the same as the ObjectValue's except it searches the static values of the class hierarchy.</text:p>
      <text:p text:style-name="P16">The ControlQueue mechanism for coordinating threads and message passing is tidy, and it would be nice if the scheduling of AsyncThreads on a CPU could be handled similarly – this is just a matter of controlling multiple waiters for a resource, which is what CPU thread scheduling does. At the moment this is done directly by the CPUValue class (see 2.15)</text:p>
      <text:list xml:id="list32196251" text:continue-list="list32199182" text:style-name="Outline">
        <text:list-item>
          <text:list>
            <text:list-item>
              <text:h text:style-name="Heading_20_2" text:outline-level="2">vdmj.values</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ICE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ICE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ICE thread-updated value.</text:p>
          </table:table-cell>
        </table:table-row>
      </table:table>
      <text:p text:style-name="Text_20_body"><text:soft-page-break/></text:p>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delegates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ValueListener (optionally), which is called back when the set method is called. This is used to invoke class or state invariant functions when values are changed.</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Lex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VICE processing uses three special values to support the passing of messages over buses between CPUs, and the update of shared variables by threads:</text:p>
      <text:p text:style-name="Text_20_body">A CPUValue represents a CPU declaration in a VICE system class. Static data in the class allow some operations to be performed over all CPUs declared in the system, while constructors allow individual CPUs to be created with particular scheduling policies for their threads. A CPUValue maintains a map of Java thread IDs to objects (ObjectValues) which are currently executing operations of those objects on the current CPU (though they may be idle). Values are added to this map when a thread is allocated to a CPU, which happens when an AsyncThread is created; the map is cleaned up when the thread dies.</text:p>
      <text:p text:style-name="Text_20_body">When a thread is executing normally, the Breakpoint check method is called at the start of every expression or statement. In VICE, this checks a timeslice counter, and if it has expired, the reschedule method of the thread's CPUValue is called. This gives up control to any other thread which may be RUNNABLE on the CPU, suspending itself (waiting on the CPUValue object, in Java terms). When this current thread is again runnable, the reschedule method returns the new timeslice to the Breakpoint code and execution resumes.</text:p>
      <text:p text:style-name="Text_20_body"><text:soft-page-break/>The yield method of CPUValue is called from reschedule, as well as other places. It consults the SchedulePolicy object associated with the CPU, asking for the identity of the next thread to execute. If there are no threads ready, the CPU is idle (and the SystemClock is updated to that effect). When something subsequently happens to wake up the CPU (for example, a reply arrives for an inter-CPU request) the thread concerned is moved to a RUNNABLE state by calling the CPUValue's setState method (which informs the policy of the change), followed by the wakeUp method to update the best thread to run, and notify the waiting threads. The best thread is then allowed to continue (and update the SystemClock that the CPU is no longer idle). All CPUValue methods which produce a loggable action use the RTLogger class (see 2.17) to send a VICE log message to the appropriate place.</text:p>
      <text:p text:style-name="Text_20_body">A BUSValue similarly represents a BUS connection in VICE. A BUS comprises a link between a set of CPUs. Access to the BUS is exclusive for the duration of a transmission of any message (though not for the duration of a complete request/reply). This exclusivity is managed by the BUSValue, using a ControlQueue (see 2.14).</text:p>
      <text:p text:style-name="Text_20_body">A BUSValue has two important methods: transmit and reply. The transmit method is used to send a message, and causes a new AsyncThread to be created and associated with the target CPU, as well as introducing a delay for the transmission, depending on the size of the data passed (the algorithm takes the length of the toString of the data Value as the duration). The reply method puts a MessageReply into a Holder passed from the caller with the request, finally changing the state of the caller's thread to RUNNABLE and waking up the CPU (in case it is idle – though it may not be). As with CPUValues, loggable actions to do with message passing are logged using the RTLogger class.</text:p>
      <text:p text:style-name="Text_20_body">in VICE, when multiple threads access a shared variable – eg. a piece of state information in an object – updates to the variable value are only visible <text:span text:style-name="T3">outside </text:span><text:span text:style-name="T4">the current thread after the next timestep (while changes are obviously visible inside the modifying thread). A value cannot be modified by two threads </text:span><text:span text:style-name="T4">concurrently in VICE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list xml:id="list32186926"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HashMap&lt;Value,Value&gt;. <text:s/>The ValueXXX classes should only be used internally – ie. they should never be returned from an eval method (they can't be, as they're not Value subtypes).</text:p>
      <text:p text:style-name="Text_20_body">There is some more discussion about VICE and time handling in section 2.14.</text:p>
      <text:list xml:id="list32201464"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DebuggerReader</text:p>
          </table:table-cell>
          <table:table-cell table:style-name="vdmj_5f_commands.B2" office:value-type="string">
            <text:p text:style-name="Table_20_Contents">A class to read and perform debugging commands from standard input.</text:p>
          </table:table-cell>
        </table:table-row>
      </table:table>
      <text:p text:style-name="Text_20_body"/>
      <text:p text:style-name="Text_20_body"><text:soft-page-break/>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DebuggerReader is used to permit the extra debugging commands allowed from this context, and prevent the ones that aren’t (like initializing the environment on the fly). The one DebuggerReader is used to handle debugging sessions for VDM-SL and VDM++.</text:p>
      <text:list xml:id="list32184788" text:continue-numbering="true" text:style-name="Outline">
        <text:list-item>
          <text:list>
            <text:list-item>
              <text:list>
                <text:list-item>
                  <text:h text:style-name="Heading_20_3" text:outline-level="3">Comments</text:h>
                </text:list-item>
              </text:list>
            </text:list-item>
          </text:list>
        </text:list-item>
      </text:list>
      <text:p text:style-name="Text_20_body">The idea here is to isolate the console interaction from the rest of the program so that the core interpreter could be included in (say) an Eclipse plugin. In practice, both Tracepoints and Stoppoints have to write to the console as well. This area needs some work to completely separate the implementation from the console control, so that breakpoints could interact with (say) Eclipse.</text:p>
      <text:p text:style-name="Text_20_body">The CommandReader system works well for simple specifications, but multi-threaded debugging, especially in VICE, is awkward. The <text:span text:style-name="T3">VDMJ Client</text:span><text:span text:style-name="T4">, which uses the DBGP protocol to a separate VDMJ process, is better for such debugging.</text:span></text:p>
      <text:list xml:id="list32177815"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ICE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2.18).</text:p>
      <text:p text:style-name="Text_20_body">The RTLogger is used by VICE specifications to write loggable events – such that the timing diagram can be analysed using <text:span text:style-name="T3">showtrace</text:span><text:span text:style-name="T4">. The class caches events in memory, occasionally flushing them out </text:span><text:soft-page-break/><text:span text:style-name="T4">to a given PrintStream. By default this is the Console. It is also possible to turn logging off (the default state), which causes log events to be discarded.</text:span></text:p>
      <text:list xml:id="list32183669"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2" office:value-type="string">
            <text:p text:style-name="Table_20_Contents">DBGPReader</text:p>
          </table:table-cell>
          <table:table-cell table:style-name="vdmj_5f_debug.B2" office:value-type="string">
            <text:p text:style-name="Table_20_Contents">The main class of the DBGp protocol reader.</text:p>
          </table:table-cell>
        </table:table-row>
        <table:table-row table:style-name="vdmj_5f_debug.2">
          <table:table-cell table:style-name="vdmj_5f_debug.A2" office:value-type="string">
            <text:p text:style-name="Table_20_Contents">DBGPCommand</text:p>
          </table:table-cell>
          <table:table-cell table:style-name="vdmj_5f_debug.B2" office:value-type="string">
            <text:p text:style-name="Table_20_Contents">A parsed IDE command.</text:p>
          </table:table-cell>
        </table:table-row>
        <table:table-row table:style-name="vdmj_5f_debug.2">
          <table:table-cell table:style-name="vdmj_5f_debug.A2" office:value-type="string">
            <text:p text:style-name="Table_20_Contents">DBGPOption</text:p>
          </table:table-cell>
          <table:table-cell table:style-name="vdmj_5f_debug.B2" office:value-type="string">
            <text:p text:style-name="Table_20_Contents">A parsed IDE command option.</text:p>
          </table:table-cell>
        </table:table-row>
        <table:table-row table:style-name="vdmj_5f_debug.2">
          <table:table-cell table:style-name="vdmj_5f_debug.A2" office:value-type="string">
            <text:p text:style-name="Table_20_Contents">DBGPFeatures</text:p>
          </table:table-cell>
          <table:table-cell table:style-name="vdmj_5f_debug.B2" office:value-type="string">
            <text:p text:style-name="Table_20_Contents">The set of features supported/set by the debugg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2.1). The command line arguments are as follows:</text:p>
      <text:p text:style-name="Preformatted_20_Text"/>
      <text:p text:style-name="Preformatted_20_Text"><text:tab/>-h &lt;host&gt; -p &lt;port&gt; -k &lt;ide key&gt; &lt;-vdmsl | -vdmpp | -vdmrt&gt;</text:p>
      <text:p text:style-name="Preformatted_20_Text"><text:tab/>-e &lt;expression&gt; {&lt;filename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expression is the main expression to be evaluated, and the list of filenames identify the specification itself. Each filename is in the form of a file URI ("<text:a xlink:type="simple" xlink:href="//.">file:/</text:a>...").</text:p>
      <text:p text:style-name="Text_20_body">Depending on the dialect, DBGPReader creates an instance of VDMPP, VDMRT or VDMSL (see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text:soft-page-break/>code. The protocol has no mechanism for returning these errors to the IDE.</text:p>
      <text:p text:style-name="Text_20_body">If the specification is clean (warnings are permitted), an Interpreter object encapsulating the parsed/checked specification is obtained from the VDMPP or VDMSL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c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4">Responses sent to</text:span><text:span text:style-name="T3"> </text:span><text:span text:style-name="T4">the IDE are all XML formatted messages (see [6]). A collection of private methods </text:span><text:span text:style-name="T4">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or VDM++.</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2.14). But when the process is being remotely debugged, the breakpoint will find the DBGPReader object associated with its thread context, and call its "stopped" method. This sets the state of the debugger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debugger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text:soft-page-break/>its own connection to the IDE (on the same host/port). The IDE is responsible for sending commands for each thread on the appropriate connection. As far as the debugged process is concerned, these connections are completely separate. Therefore, when VDM++ starts a new thread, the creating thread's DBGPReader is "cloned" to create a new object which will open its own connection to the IDE, and be stored in the new thread's context. When the second thread reaches a breakpoint, it will respond to the IDE on its own connection. The main thread may still be running – if the IDE chooses to stop all threads at a breakpoint, it must do so by interrupting the other threads by sending commands on their connections, though to do so, the DBGPReader must be able to handle asynchronous commands (receiving commands while it is running, not just at breakpoints). This functionality is not yet available.</text:p>
      <text:p text:style-name="Text_20_body"><text:span text:style-name="T4">The IDE can request that stdout/stderr output from the debugged process be sent to the IDE rather </text:span><text:span text:style-name="T4">than (or as well as) to the usual console. If such a command is received, the Console class is called (see 2.17), and a Redirector is added to the appropriate stream. These objects are passed a DBGPReader reference and use this to send output to the IDE when directed to do so.</text:span></text:p>
      <text:list xml:id="list32196060" text:continue-numbering="true" text:style-name="Outline">
        <text:list-item>
          <text:list>
            <text:list-item>
              <text:list>
                <text:list-item>
                  <text:h text:style-name="P27"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simply if checkpoints (ie. at the start of every expression or statement) <text:s/>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interrupt" method of VDM threads.</text:p>
      <text:p text:style-name="P15">If you attempt to evaluate something at a breakpoint which causes another breakpoint to be hit, the system will trap back into the DBGPReader again (ie, three re-entrant calls to "run"). This should behave as you expect (ie. continue will take you back out to the first breakpoint), but whether it does what the Eclipse IDE expects remains to be seen. Ideally, breakpoints need to be disabled while stopped at a breakpoint, though there may be issues with multiple threads which can still be running.</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d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32196711"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IO</text:p>
          </table:table-cell>
          <table:table-cell table:style-name="vdmj_5f_commands_5f_enum.B2" office:value-type="string">
            <text:p text:style-name="Table_20_Contents">The native IO library</text:p>
          </table:table-cell>
        </table:table-row>
        <table:table-row table:style-name="vdmj_5f_commands_5f_enum.2">
          <table:table-cell table:style-name="vdmj_5f_commands_5f_enum.A2" office:value-type="string">
            <text:p text:style-name="Table_20_Contents">VDMUtils</text:p>
          </table:table-cell>
          <table:table-cell table:style-name="vdmj_5f_commands_5f_enum.B2" office:value-type="string">
            <text:p text:style-name="Table_20_Contents">The native VDMUtils library</text:p>
          </table:table-cell>
        </table:table-row>
        <table:table-row table:style-name="vdmj_5f_commands_5f_enum.2">
          <table:table-cell table:style-name="vdmj_5f_commands_5f_enum.A2" office:value-type="string">
            <text:p text:style-name="Table_20_Contents">MATH</text:p>
          </table:table-cell>
          <table:table-cell table:style-name="vdmj_5f_commands_5f_enum.B2" office:value-type="string">
            <text:p text:style-name="Table_20_Contents">The native MATH library</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
      <text:p text:style-name="Text_20_body"/>
      <text:p text:style-name="Text_20_body">Utils is a small utility class. It just defines a few methods for printing out a comma separated list of <text:soft-page-break/>arbitrary types held in a Java List&lt;T&gt;.</text:p>
      <text:p text:style-name="Text_20_body">The IO, VDMUtils and MATH classes implement the native interceptors for the standard CSK library routines. These are “not yet implemented” in the VDM source code, but the VDMJ classes for “not yet implemented” will intercept various reserved function/operation names and call these class' static methods instead.</text:p>
      <text:p text:style-name="Text_20_body">Base64 does what you would expect. It is used by the DBGp protoco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Arial" svg:font-family="Arial"/>
    <style:font-face style:name="Tahoma1" svg:font-family="Tahoma"/>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tab-stop style:position="1.5in"/>
        </style:tab-stops>
      </style:paragraph-properties>
      <style:text-properties fo:font-size="10pt"/>
    </style:style>
    <style:style style:name="Text_20_body" style:display-name="Text body" style:family="paragraph" style:parent-style-name="Standard" style:class="text">
      <style:paragraph-properties fo:margin-left="1in" fo:margin-right="0in" fo:margin-top="0in" fo:margin-bottom="0.0835in" fo:text-indent="0in" style:auto-text-indent="false" fo:background-color="transparent" style:shadow="none">
        <style:tab-stops>
          <style:tab-stop style:position="0in"/>
          <style:tab-stop style:position="0.5in"/>
        </style:tab-stops>
        <style:background-image/>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 style:class="text">
      <style:paragraph-properties fo:margin-top="0.1665in" fo:margin-bottom="0.0835in" fo:keep-with-next="always"/>
      <style:text-properties style:font-name="Arial1" fo:font-size="14pt" style:font-name-asian="Andale Sans UI" style:font-size-asian="14pt" style:font-name-complex="Tahoma" style:font-size-complex="14pt"/>
    </style:style>
    <style:style style:name="Heading_20_1" style:display-name="Heading 1" style:family="paragraph" style:parent-style-name="Heading" style:next-style-name="Text_20_body" style:list-style-name="Outline" style:class="text" style:default-outline-level="1">
      <style:paragraph-properties fo:margin-top="0in" fo:margin-bottom="0.2in"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default-outline-level="2">
      <style:paragraph-properties fo:margin-top="0.2in" fo:margin-bottom="0.2in"/>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default-outline-level="3">
      <style:paragraph-properties fo:margin-top="0.2in" fo:margin-bottom="0.2in"/>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list-style-name="Outline" style:class="text" style:default-outline-level="5">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list-style-name="Outline" style:class="text" style:default-outline-level="6">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list-style-name="Outline" style:class="text" style:default-outline-level="7">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list-style-name="Outline" style:class="text" style:default-outline-level="8">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list-style-name="Outline" style:class="text" style:default-outline-level="9">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fo:text-indent="0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3_20_End" style:display-name="List 3 End" style:family="paragraph" style:parent-style-name="List" style:class="list">
      <style:paragraph-properties fo:margin-left="0.75in" fo:margin-right="0in" fo:margin-top="0in" fo:margin-bottom="0.166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4_20_End" style:display-name="List 4 End" style:family="paragraph" style:parent-style-name="List" style:class="list">
      <style:paragraph-properties fo:margin-left="1in" fo:margin-right="0in" fo:margin-top="0in" fo:margin-bottom="0.1665in"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List_20_5_20_End" style:display-name="List 5 End" style:family="paragraph" style:parent-style-name="List" style:class="list">
      <style:paragraph-properties fo:margin-left="1.25in" fo:margin-right="0in" fo:margin-top="0in" fo:margin-bottom="0.1665in" fo:text-indent="-0.25in" style:auto-text-indent="false"/>
    </style:style>
    <style:style style:name="List_20_5_20_Cont." style:display-name="List 5 Cont." style:family="paragraph" style:parent-style-name="List" style:class="list">
      <style:paragraph-properties fo:margin-left="1.25in" fo:margin-right="0in" fo:margin-top="0in" fo:margin-bottom="0.0835in" fo:text-indent="0in" style:auto-text-indent="false"/>
    </style:style>
    <style:style style:name="Header" style:family="paragraph" style:parent-style-name="Standard" style:list-style-name=""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fo:text-align="center" style:justify-single-word="false" text:number-lines="false" text:line-number="0"/>
      <style:text-properties style:font-name="Arial" fo:font-size="12pt" fo:font-style="normal" fo:font-weight="bold" style:font-size-asian="10pt" style:font-style-asian="italic" style:font-name-complex="Tahoma1" style:font-size-complex="10pt" style:font-style-complex="italic"/>
    </style:style>
    <style:style style:name="Table" style:family="paragraph" style:parent-style-name="Caption" style:class="extra">
      <style:paragraph-properties fo:margin-top="0in" fo:margin-bottom="0in"/>
      <style:text-properties fo:font-size="6pt" fo:font-weight="normal"/>
    </style:style>
    <style:style style:name="Footnote" style:family="paragraph" style:parent-style-name="Standard" style:class="extra">
      <style:paragraph-properties fo:margin-top="0in" fo:margin-bottom="0.0402in">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 fo:font-size="10pt" fo:language="zxx" fo:country="none" style:font-name-asian="Courier New" style:font-size-asian="10pt" style:font-name-complex="Courier New" style:font-size-complex="10pt"/>
    </style:style>
    <style:style style:name="Text_20_Highlight" style:display-name="Text Highlight" style:family="paragraph" style:parent-style-name="Text_20_body" style:next-style-name="Text_20_body" style:class="text">
      <style:paragraph-properties fo:margin-top="0.1in" fo:margin-bottom="0.0799in"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style:style>
    <style:style style:name="List_20_1_20_Last" style:display-name="List 1 Last" style:family="paragraph" style:parent-style-name="List_20_1" style:next-style-name="Text_20_body" style:class="list">
      <style:paragraph-properties fo:margin-top="0in" fo:margin-bottom="0.3in"/>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style:paragraph-properties fo:margin-left="1.5in" fo:margin-right="0in" style:register-true="false" fo:text-indent="-0.5in" style:auto-text-indent="false" style:page-number="auto" fo:background-color="transparent" style:shadow="none">
        <style:tab-stops/>
        <style:background-image/>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size="14pt" fo:font-weight="bold" fo:background-color="transparent" style:font-name-asian="StarSymbol" style:font-size-asian="80pt" style:font-name-complex="Star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Heading" style:family="table">
      <style:table-properties style:width="7.2674in" table:align="margins" fo:keep-with-next="always"/>
    </style:style>
    <style:style style:name="Heading.A" style:family="table-column">
      <style:table-column-properties style:column-width="2.4222in" style:rel-column-width="21845*"/>
    </style:style>
    <style:style style:name="Footing" style:family="table">
      <style:table-properties style:width="7.2674in" fo:margin-top="0.1in" fo:margin-bottom="0in" table:align="margins" fo:keep-with-next="always"/>
    </style:style>
    <style:style style:name="Footing.A" style:family="table-column">
      <style:table-column-properties style:column-width="2.4222in" style:rel-column-width="21845*"/>
    </style:style>
    <style:style style:name="Footing.A1" style:family="table-cell">
      <style:table-cell-properties fo:padding="0in" fo:border="none"/>
    </style:style>
    <style:style style:name="MainHeading" style:family="table">
      <style:table-properties style:width="7.2701in" table:align="margins" fo:keep-with-next="always"/>
    </style:style>
    <style:style style:name="MainHeading.A" style:family="table-column">
      <style:table-column-properties style:column-width="2.4236in" style:rel-column-width="21845*"/>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style>
    <style:style style:name="MP5" style:family="paragraph" style:parent-style-name="Footer">
      <style:paragraph-properties fo:text-align="center" style:justify-single-word="false">
        <style:tab-stops>
          <style:tab-stop style:position="3.5937in" style:type="center"/>
          <style:tab-stop style:position="7.2272in" style:type="right"/>
        </style:tab-stops>
      </style:paragraph-properties>
    </style:style>
    <style:style style:name="MP6" style:family="paragraph" style:parent-style-name="Footer">
      <style:paragraph-properties fo:text-align="end" style:justify-single-word="false">
        <style:tab-stops>
          <style:tab-stop style:position="3.5937in" style:type="center"/>
          <style:tab-stop style:position="7.2272in" style:type="right"/>
        </style:tab-stops>
      </style:paragraph-properties>
    </style:style>
    <style:style style:name="MP7" style:family="paragraph" style:parent-style-name="Standard">
      <style:text-properties fo:font-size="6pt" style:font-size-asian="6pt" style:font-size-complex="6pt"/>
    </style:style>
    <style:style style:name="MP8" style:family="paragraph" style:parent-style-name="Footer">
      <style:paragraph-properties fo:text-align="center" style:justify-single-word="false"/>
    </style:style>
    <style:page-layout style:name="Mpm1">
      <style:page-layout-properties fo:page-width="8.2673in" fo:page-height="11.6925in" style:num-format="1" style:print-orientation="portrait" fo:margin-top="0.5in" fo:margin-bottom="0.5in" fo:margin-left="0.5in" fo:margin-right="0.5in" style:writing-mode="lr-tb" style:layout-grid-color="#c0c0c0" style:layout-grid-lines="41" style:layout-grid-base-height="0.139in" style:layout-grid-ruby-height="0.111in" style:layout-grid-mode="none" style:layout-grid-ruby-below="false" style:layout-grid-print="false" style:layout-grid-display="false" style:footnote-max-height="1in">
        <style:footnote-sep style:width="0.0071in" style:distance-before-sep="0.1in" style:distance-after-sep="0.1in" style:adjustment="left" style:rel-width="25%" style:color="#000000"/>
      </style:page-layout-properties>
      <style:header-style>
        <style:header-footer-properties fo:min-height="0.1402in" fo:margin-left="0in" fo:margin-right="0in" fo:margin-bottom="0.1in" fo:border-top="none" fo:border-bottom="0.0071in solid #000000" fo:border-left="none" fo:border-right="none" fo:padding="0.0201in" style:shadow="none" style:dynamic-spacing="false"/>
      </style:header-style>
      <style:footer-style>
        <style:header-footer-properties fo:min-height="0.1402in" fo:margin-left="0in" fo:margin-right="0in" fo:margin-top="0.1in" fo:border-top="0.0071in solid #000000" fo:border-bottom="none" fo:border-left="none" fo:border-right="none" fo:padding="0in" style:shadow="none" style:dynamic-spacing="false"/>
      </style:footer-style>
    </style:page-layout>
    <style:page-layout style:name="Mpm2">
      <style:page-layout-properties fo:page-width="8.2701in" fo:page-height="11.6902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799in" fo:margin-left="0in" fo:margin-right="0in" fo:margin-bottom="0.0799in" fo:border-top="none" fo:border-bottom="0.0071in solid #000000" fo:border-left="none" fo:border-right="none" fo:padding="0in" style:shadow="none" style:dynamic-spacing="false"/>
      </style:header-style>
      <style:footer-style>
        <style:header-footer-properties fo:min-height="0.2799in" fo:margin-left="0in" fo:margin-right="0in" fo:margin-top="0.0799in" style:dynamic-spacing="fals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date style:data-style-name="N37" text:date-value="2009-10-02T12:08:04.27">02/10/09</text:date></text:p>
              <text:p text:style-name="MP4"/>
            </table:table-cell>
          </table:table-row>
        </table:table>
        <text:p text:style-name="Table"/>
      </style:header>
      <style:footer>
        <table:table table:name="Footing" table:style-name="Footing">
          <table:table-column table:style-name="Footing.A" table:number-columns-repeated="3"/>
          <table:table-row>
            <table:table-cell table:style-name="Footing.A1" office:value-type="string">
              <text:p text:style-name="Table_20_Contents">Issue <text:user-defined text:name="Info 1">0.6</text:user-defined></text:p>
            </table:table-cell>
            <table:table-cell table:style-name="Footing.A1" office:value-type="string">
              <text:p text:style-name="MP5">Copyright © Fujitsu Services 2009</text:p>
            </table:table-cell>
            <table:table-cell table:style-name="Footing.A1" office:value-type="string">
              <text:p text:style-name="MP6">Page <text:page-number text:select-page="current">21</text:page-number> of <text:page-count style:num-format="1">40</text:page-count></text:p>
            </table:table-cell>
          </table:table-row>
        </table:table>
        <text:p text:style-name="Table"/>
      </style:footer>
    </style:master-page>
    <style:master-page style:name="First_20_Page" style:display-name="First Page" style:page-layout-name="Mpm2" style:next-style-name="Standard">
      <style:header>
        <table:table table:name="MainHeading" table:style-name="MainHeading">
          <table:table-column table:style-name="MainHeading.A" table:number-columns-repeated="3"/>
          <table:table-row>
            <table:table-cell office:value-type="string">
              <text:p text:style-name="MP1">VDMJ Design Specification</text:p>
            </table:table-cell>
            <table:table-cell office:value-type="string">
              <text:p text:style-name="MP2"/>
            </table:table-cell>
            <table:table-cell office:value-type="string">
              <text:p text:style-name="MP3">Date: <text:modification-date style:data-style-name="N37">02/10/09</text:modification-date></text:p>
              <text:p text:style-name="MP4"/>
            </table:table-cell>
          </table:table-row>
        </table:table>
        <text:p text:style-name="MP7"/>
      </style:header>
      <style:header-left>
        <text:p text:style-name="Header_20_left"/>
      </style:header-left>
      <style:footer>
        <text:p text:style-name="MP8">Copyright © <text:s/>Fujitsu Services, 2009</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VDMJ Design Specification</dc:title>
    <dc:description>The design specification for VDMJ.</dc:description>
    <meta:editing-cycles>100</meta:editing-cycles>
    <meta:editing-duration>PT32H31M59S</meta:editing-duration>
    <dc:date>2009-10-02T12:08:04.11</dc:date>
    <dc:creator>Nick Battle</dc:creator>
    <meta:keyword>VDMJ</meta:keyword>
    <dc:subject>VDMJ</dc:subject>
    <meta:document-statistic meta:table-count="36" meta:image-count="0" meta:object-count="0" meta:page-count="40" meta:paragraph-count="1145" meta:word-count="18720" meta:character-count="119119"/>
    <meta:user-defined meta:name="Info 1">0.6</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8-11-04T11:08:34"/>
  </office:meta>
</office:document-meta>
</file>